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01cm"/>
    </style:style>
    <style:style style:name="co2" style:family="table-column">
      <style:table-column-properties fo:break-before="auto" style:column-width="3.79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1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0.071cm"/>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lha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Fontes</text:p>
          </table:table-cell>
          <table:table-cell office:value-type="string" calcext:value-type="string">
            <text:p>Ref_Cit</text:p>
          </table:table-cell>
        </table:table-row>
        <table:table-row table:style-name="ro1">
          <table:table-cell office:value-type="string" calcext:value-type="string">
            <text:p>307888488</text:p>
          </table:table-cell>
          <table:table-cell office:value-type="string" calcext:value-type="string">
            <text:p>Höglund 2021</text:p>
          </table:table-cell>
          <table:table-cell office:value-type="string" calcext:value-type="string">
            <text:p>JOURNAL OF PEDIATRIC ORTHOPAEDICS,JOURNAL OF BONE AND JOINT SURGERY-AMERICAN VOLUME,DEVELOPMENTAL MEDICINE AND CHILD NEUROLOGY,JOURNAL OF HAND SURGERY-AMERICAN VOLUME,MEDICAL &amp; BIOLOGICAL ENGINEERING &amp; COMPUTING,MANUAL THERAPY,SENSORS,GAIT &amp; POSTURE,IEEE AEROSPACE AND ELECTRONIC SYSTEMS MAGAZINE,JOURNAL OF BIOMECHANICS,JOURNAL OF BIOMECHANICS,JOURNAL OF BIOMECHANICS,JOURNAL OF BONE AND JOINT SURGERY-AMERICAN VOLUME,PHYSIOLOGICAL MEASUREMENT,NEUROSURGERY CLINICS OF NORTH AMERICA,JOURNAL OF APPLIED BIOMECHANICS,CURRENT PROBLEMS IN PEDIATRIC AND ADOLESCENT HEALTH CARE,SENSORS,MEDICAL &amp; BIOLOGICAL ENGINEERING &amp; COMPUTING,GAIT &amp; POSTURE,SENSORS,JOURNAL OF SHOULDER AND ELBOW SURGERY,CLINICAL BIOMECHANICS,CLINICAL BIOMECHANICS,JOURNAL OF BIOMECHANICS</text:p>
          </table:table-cell>
        </table:table-row>
        <table:table-row table:style-name="ro1">
          <table:table-cell office:value-type="string" calcext:value-type="string">
            <text:p>307888490</text:p>
          </table:table-cell>
          <table:table-cell office:value-type="string" calcext:value-type="string">
            <text:p>Mahon 2017</text:p>
          </table:table-cell>
          <table:table-cell office:value-type="string" calcext:value-type="string">
            <text:p>JOURNAL OF BONE AND JOINT SURGERY-AMERICAN VOLUME,JOURNAL OF HAND SURGERY-AMERICAN VOLUME,GAIT &amp; POSTURE,RESEARCH IN DEVELOPMENTAL DISABILITIES,INTERNATIONAL ORTHOPAEDICS,JOURNAL OF SHOULDER AND ELBOW SURGERY,JOURNAL OF NEUROSURGERY-PEDIATRICS,JOURNAL OF HAND SURGERY-EUROPEAN VOLUME,JOURNAL OF BIOMECHANICS,JOURNAL OF BIOMECHANICS,GAIT &amp; POSTURE,GAIT &amp; POSTURE,AMERICAN JOURNAL OF OBSTETRICS AND GYNECOLOGY,GAIT &amp; POSTURE,JOURNAL OF CLINICAL EPIDEMIOLOGY,CHILDS NERVOUS SYSTEM,DEVELOPMENTAL MEDICINE AND CHILD NEUROLOGY,JOURNAL OF PEDIATRIC ORTHOPAEDICS,GAIT &amp; POSTURE,JOURNAL OF HAND SURGERY-AMERICAN VOLUME,JOURNAL OF SHOULDER AND ELBOW SURGERY,JOURNAL OF HAND SURGERY-EUROPEAN VOLUME,GAIT &amp; POSTURE,JOURNAL OF THE AMERICAN ACADEMY OF ORTHOPAEDIC SURGEONS,GAIT &amp; POSTURE,JOURNAL OF BONE AND JOINT SURGERY-BRITISH VOLUME,CURRENT OPINION IN PEDIATRICS,JOURNAL OF PEDIATRIC ORTHOPAEDICS,CLINICAL BIOMECHANICS,GAIT &amp; POSTURE,JOURNAL OF BIOMECHANICS,GAIT &amp; POSTURE,JOURNAL OF BONE AND JOINT SURGERY-AMERICAN VOLUME,GAIT &amp; POSTURE,ARCHIVES OF PHYSICAL MEDICINE AND REHABILITATION,PHYSICAL THERAPY,CLINICAL REHABILITATION,JOURNAL OF BONE AND JOINT SURGERY-AMERICAN VOLUME,JOURNAL OF BONE AND JOINT SURGERY-AMERICAN VOLUME,JOURNAL OF ORTHOPAEDIC &amp; SPORTS PHYSICAL THERAPY,LANCET</text:p>
          </table:table-cell>
        </table:table-row>
        <table:table-row table:style-name="ro1">
          <table:table-cell office:value-type="string" calcext:value-type="string">
            <text:p>307888762</text:p>
          </table:table-cell>
          <table:table-cell office:value-type="string" calcext:value-type="string">
            <text:p>Fayad 2006</text:p>
          </table:table-cell>
          <table:table-cell office:value-type="string" calcext:value-type="string">
            <text:p>CLINICAL BIOMECHANICS,CLINICAL BIOMECHANICS,JOURNAL OF SHOULDER AND ELBOW SURGERY,JOURNAL OF BIOMECHANICS,AMERICAN JOURNAL OF SPORTS MEDICINE,EXPERIMENTAL BRAIN RESEARCH,CLINICAL BIOMECHANICS,CLINICAL ORTHOPAEDICS AND RELATED RESEARCH,JOURNAL OF APPLIED BIOMECHANICS,ANNALS OF THE RHEUMATIC DISEASES,ARCHIVES OF PHYSICAL MEDICINE AND REHABILITATION,JOURNAL OF BIOMECHANICAL ENGINEERING-TRANSACTIONS OF THE ASME,JOURNAL OF ORTHOPAEDIC &amp; SPORTS PHYSICAL THERAPY,JOURNAL OF BIOMECHANICS,PHYSICAL THERAPY,CLINICAL BIOMECHANICS,JOURNAL OF ORTHOPAEDIC &amp; SPORTS PHYSICAL THERAPY,CLINICAL BIOMECHANICS,CLINICAL BIOMECHANICS,CLINICAL BIOMECHANICS,JOURNAL OF ORTHOPAEDIC &amp; SPORTS PHYSICAL THERAPY,JOURNAL OF SHOULDER AND ELBOW SURGERY,BRITISH MEDICAL JOURNAL,JOURNAL OF ORTHOPAEDIC &amp; SPORTS PHYSICAL THERAPY,JOURNAL OF NEUROSCIENCE,CLINICAL BIOMECHANICS,JOURNAL OF BIOMECHANICAL ENGINEERING-TRANSACTIONS OF THE ASME,ANNALS OF THE RHEUMATIC DISEASES,CLINICAL ORTHOPAEDICS AND RELATED RESEARCH,CLINICAL BIOMECHANICS,JOURNAL OF RHEUMATOLOGY,CLINICAL ORTHOPAEDICS AND RELATED RESEARCH,ARTHRITIS AND RHEUMATISM,JOURNAL OF BONE AND JOINT SURGERY-AMERICAN VOLUME</text:p>
          </table:table-cell>
        </table:table-row>
        <table:table-row table:style-name="ro1">
          <table:table-cell office:value-type="string" calcext:value-type="string">
            <text:p>307888812</text:p>
          </table:table-cell>
          <table:table-cell office:value-type="string" calcext:value-type="string">
            <text:p>Bourne 2009</text:p>
          </table:table-cell>
          <table:table-cell office:value-type="string" calcext:value-type="string">
            <text:p>PROCEEDINGS OF THE INSTITUTION OF MECHANICAL ENGINEERS PART H-JOURNAL OF ENGINEERING IN MEDICINE,IEEE TRANSACTIONS ON BIOMEDICAL ENGINEERING,JOURNAL OF BIOMECHANICS,GAIT &amp; POSTURE,GAIT &amp; POSTURE,GAIT &amp; POSTURE,JOURNAL OF BIOMECHANICS,GAIT &amp; POSTURE,JOURNAL OF BIOMECHANICAL ENGINEERING-TRANSACTIONS OF THE ASME,JOURNAL OF BIOMECHANICS,JOURNAL OF BIOMECHANICS,GAIT &amp; POSTURE,JOURNAL OF BIOMECHANICS,JOURNAL OF APPLIED BIOMECHANICS,GAIT &amp; POSTURE,JOURNAL OF BIOMECHANICS,HUMAN MOVEMENT SCIENCE,HUMAN MOVEMENT SCIENCE,SPINE,CLINICAL BIOMECHANICS,JOURNAL OF BIOMECHANICS,JOURNAL OF BIOMECHANICS,CLINICAL BIOMECHANICS,JOURNAL OF BIOMECHANICS,SPINE,JOURNAL OF BONE AND JOINT SURGERY-AMERICAN VOLUME,JOURNAL OF BONE AND JOINT SURGERY-AMERICAN VOLUME</text:p>
          </table:table-cell>
        </table:table-row>
        <table:table-row table:style-name="ro1">
          <table:table-cell office:value-type="string" calcext:value-type="string">
            <text:p>307888965</text:p>
          </table:table-cell>
          <table:table-cell office:value-type="string" calcext:value-type="string">
            <text:p>Cutti 2008</text:p>
          </table:table-cell>
          <table:table-cell office:value-type="string" calcext:value-type="string">
            <text:p>JOURNAL OF BIOMECHANICS,MANUAL THERAPY,PHYSICAL THERAPY,MEDICAL &amp; BIOLOGICAL ENGINEERING &amp; COMPUTING,JOURNAL OF HAND THERAPY,CLINICAL BIOMECHANICS,JOURNAL OF BIOMECHANICS,GAIT &amp; POSTURE,AMERICAN JOURNAL OF PHYSICAL MEDICINE &amp; REHABILITATION,JOURNAL OF SHOULDER AND ELBOW SURGERY,JOURNAL OF SHOULDER AND ELBOW SURGERY,JOURNAL OF SHOULDER AND ELBOW SURGERY,JOURNAL OF BIOMECHANICAL ENGINEERING-TRANSACTIONS OF THE ASME,JOURNAL OF BIOMECHANICS,JOURNAL OF BIOMECHANICS,PHYSICAL THERAPY,CLINICAL BIOMECHANICS,PROCEEDINGS OF THE INSTITUTION OF MECHANICAL ENGINEERS PART H-JOURNAL OF ENGINEERING IN MEDICINE,JOURNAL OF BIOMECHANICS,JOURNAL OF BIOMECHANICS</text:p>
          </table:table-cell>
        </table:table-row>
        <table:table-row table:style-name="ro1">
          <table:table-cell office:value-type="string" calcext:value-type="string">
            <text:p>307889092</text:p>
          </table:table-cell>
          <table:table-cell office:value-type="string" calcext:value-type="string">
            <text:p>Hajizadeh 2019</text:p>
          </table:table-cell>
          <table:table-cell office:value-type="string" calcext:value-type="string">
            <text:p>JOURNAL OF BIOMECHANICS,CANADIAN JOURNAL OF APPLIED PHYSIOLOGY,MULTIBODY SYSTEM DYNAMICS,IEEE TRANSACTIONS ON BIOMEDICAL ENGINEERING,JOURNAL OF SHOULDER AND ELBOW SURGERY,JOURNAL OF BIOMECHANICS,CLINICAL BIOMECHANICS,ADVANCES IN ROBOT KINEMATICS,JOURNAL OF BIOMECHANICS,PHYSICAL THERAPY IN SPORT,DOES THE ASSESSOR’S EXPERIENCE MATTER WHEN WE EVALUATE THE KINEMATICS OF THE UPPER LIMB?,AMERICAN JOURNAL OF INDUSTRIAL MEDICINE,J BONE JOINT SURG,JOURNAL OF BIOMECHANICS,JOURNAL OF SHOULDER AND ELBOW SURGERY,JOURNAL OF ORTHOPAEDIC RESEARCH,GAIT AND POSTURE,JOURNAL OF ORTHOPAEDIC AND SPORTS PHYSICAL THERAPY,JOURNAL OF SHOULDER AND ELBOW SURGERY,INTERNATIONAL BIOMECHANICS,JOURNAL OF BIOMECHANICS,COMPUTER METHODS IN BIOMECHANICS AND BIOMEDICAL ENGINEERING,ANNALS OF THE RHEUMATIC DISEASES,CLINICAL ORTHOPAEDICS AND RELATED RESEARCH,JOURNAL OF BIOMECHANICS,EXPERIMENTAL BRAIN RESEARCH,JOURNAL OF SHOULDER AND ELBOW SURGERY</text:p>
          </table:table-cell>
        </table:table-row>
        <table:table-row table:style-name="ro1">
          <table:table-cell office:value-type="string" calcext:value-type="string">
            <text:p>307890463</text:p>
          </table:table-cell>
          <table:table-cell office:value-type="string" calcext:value-type="string">
            <text:p>Akbari-Shandiz 2019</text:p>
          </table:table-cell>
          <table:table-cell office:value-type="string" calcext:value-type="string">
            <text:p>MEDICAL ENGINEERING &amp; PHYSICS,JOURNAL OF EXPERIMENTAL BIOLOGY,MEDICAL ENGINEERING &amp; PHYSICS,AMERICAN JOURNAL OF SPORTS MEDICINE,JOURNAL OF BIOMECHANICS,JOURNAL OF BIOMECHANICS,JOURNAL OF EXPERIMENTAL ZOOLOGY PART A-ECOLOGICAL AND INTEGRATIVE PHYSIOLOGY,JOURNAL OF BONE AND JOINT SURGERY-AMERICAN VOLUME,SPINE JOURNAL,JOURNAL OF ORTHOPAEDIC RESEARCH,JOURNAL OF MAGNETIC RESONANCE IMAGING,JOURNAL OF BIOMECHANICAL ENGINEERING-TRANSACTIONS OF THE ASME,JOURNAL OF BIOMECHANICS,AMERICAN JOURNAL OF SPORTS MEDICINE,RADIOLOGY,1999 IEEE NUCLEAR SCIENCE SYMPOSIUM - CONFERENCE RECORD, VOLS 1-3,PATTERN RECOGNITION,SIAM JOURNAL ON OPTIMIZATION,MAGNETIC RESONANCE IN MEDICINE,IEEE TRANSACTIONS ON PATTERN ANALYSIS AND MACHINE INTELLIGENCE,MEDICAL PHYSICS</text:p>
          </table:table-cell>
        </table:table-row>
        <table:table-row table:style-name="ro1">
          <table:table-cell office:value-type="string" calcext:value-type="string">
            <text:p>307890532</text:p>
          </table:table-cell>
          <table:table-cell office:value-type="string" calcext:value-type="string">
            <text:p>Richardson 2017</text:p>
          </table:table-cell>
          <table:table-cell office:value-type="string" calcext:value-type="string">
            <text:p>PLOS ONE,COMPUTER METHODS IN BIOMECHANICS AND BIOMEDICAL ENGINEERING,JOURNAL OF APPLIED BIOMECHANICS,JOURNAL OF BIOMECHANICS,MEDICAL &amp; BIOLOGICAL ENGINEERING &amp; COMPUTING,MEDICAL &amp; BIOLOGICAL ENGINEERING &amp; COMPUTING,JOURNAL OF BIOMECHANICS,JOURNAL OF BIOMECHANICS,HUMAN MOVEMENT SCIENCE,JOURNAL OF BIOMECHANICS,JOURNAL OF BIOMECHANICS,PROCEEDINGS OF THE INSTITUTION OF MECHANICAL ENGINEERS PART H-JOURNAL OF ENGINEERING IN MEDICINE,GAIT &amp; POSTURE,JOURNAL OF BIOMECHANICS,IEEE TRANSACTIONS ON BIOMEDICAL ENGINEERING,JOURNAL OF BIOMECHANICS,PROCEEDINGS OF THE INSTITUTION OF MECHANICAL ENGINEERS PART H-JOURNAL OF ENGINEERING IN MEDICINE,ANNALS OF BIOMEDICAL ENGINEERING,JOURNAL OF BIOMECHANICS,CLINICAL BIOMECHANICS,JOURNAL OF BIOMECHANICAL ENGINEERING-TRANSACTIONS OF THE ASME,ANNUAL REVIEW OF BIOMEDICAL ENGINEERING,JOURNAL OF BIOMECHANICS,JOURNAL OF BIOMECHANICS</text:p>
          </table:table-cell>
        </table:table-row>
        <table:table-row table:style-name="ro1">
          <table:table-cell office:value-type="string" calcext:value-type="string">
            <text:p>307890574</text:p>
          </table:table-cell>
          <table:table-cell office:value-type="string" calcext:value-type="string">
            <text:p>Herisson 2017</text:p>
          </table:table-cell>
          <table:table-cell office:value-type="string" calcext:value-type="string">
            <text:p>JOURNAL OF SHOULDER AND ELBOW SURGERY,COMPUTER METHODS IN BIOMECHANICS AND BIOMEDICAL ENGINEERING,CLINICAL BIOMECHANICS,CLINICAL BIOMECHANICS,CLINICAL BIOMECHANICS,JOURNAL OF BIOMECHANICS,JOURNAL OF HAND SURGERY-AMERICAN VOLUME,ORTHOPAEDICS &amp; TRAUMATOLOGY-SURGERY &amp; RESEARCH,JOURNAL OF THE AMERICAN ACADEMY OF ORTHOPAEDIC SURGEONS,GAIT &amp; POSTURE,CLINICAL BIOMECHANICS,GAIT &amp; POSTURE,DEVELOPMENTAL MEDICINE AND CHILD NEUROLOGY,JOURNAL OF PEDIATRIC ORTHOPAEDICS-PART B,ACTA OBSTETRICIA ET GYNECOLOGICA SCANDINAVICA,JOURNAL OF PEDIATRIC ORTHOPAEDICS-PART B,CLINICAL BIOMECHANICS,JOURNAL OF BIOMECHANICS,JOURNAL OF PEDIATRIC ORTHOPAEDICS,JOURNAL OF BONE AND JOINT SURGERY-AMERICAN VOLUME,JOURNAL OF HAND SURGERY-AMERICAN VOLUME,JOURNAL OF BIOMECHANICAL ENGINEERING-TRANSACTIONS OF THE ASME,CLINICAL REHABILITATION,CURRENT OPINION IN PEDIATRICS,JOURNAL OF BONE AND JOINT SURGERY-AMERICAN VOLUME,PLASTIC AND RECONSTRUCTIVE SURGERY,REVUE DE CHIRURGIE ORTHOPEDIQUE ET REPARATRICE DE L APPAREIL MOTEUR</text:p>
          </table:table-cell>
        </table:table-row>
        <table:table-row table:style-name="ro1">
          <table:table-cell office:value-type="string" calcext:value-type="string">
            <text:p>307890663</text:p>
          </table:table-cell>
          <table:table-cell office:value-type="string" calcext:value-type="string">
            <text:p>Cereatti 2015</text:p>
          </table:table-cell>
          <table:table-cell office:value-type="string" calcext:value-type="string">
            <text:p>JOURNAL OF ORTHOPAEDIC SURGERY AND RESEARCH,JOURNAL OF SHOULDER AND ELBOW SURGERY,BONE &amp; JOINT RESEARCH,HUMAN MOVEMENT SCIENCE,JOURNAL OF BIOMECHANICS,JOURNAL OF BIOMECHANICS,JOURNAL OF BIOMECHANICS,ANNALS OF BIOMEDICAL ENGINEERING,PROCEEDINGS OF THE INSTITUTION OF MECHANICAL ENGINEERS PART H-JOURNAL OF ENGINEERING IN MEDICINE,AMERICAN JOURNAL OF SPORTS MEDICINE,JOURNAL OF BIOMECHANICAL ENGINEERING-TRANSACTIONS OF THE ASME,MEDICAL &amp; BIOLOGICAL ENGINEERING &amp; COMPUTING,JOURNAL OF BONE AND JOINT SURGERY-AMERICAN VOLUME,GAIT &amp; POSTURE,JOURNAL OF BIOMECHANICS,SPORTS MEDICINE,KNEE SURGERY SPORTS TRAUMATOLOGY ARTHROSCOPY,JOURNAL OF BIOMECHANICS,CLINICAL BIOMECHANICS,JOURNAL OF SHOULDER AND ELBOW SURGERY,CLINICAL BIOMECHANICS,JOURNAL OF BIOMECHANICS,AMERICAN JOURNAL OF SPORTS MEDICINE,AMERICAN JOURNAL OF SPORTS MEDICINE,ARCHIVES OF PHYSICAL MEDICINE AND REHABILITATION,PROCEEDINGS OF THE INSTITUTION OF MECHANICAL ENGINEERS PART H-JOURNAL OF ENGINEERING IN MEDICINE,CLINICAL BIOMECHANICS,MEDICAL &amp; BIOLOGICAL ENGINEERING &amp; COMPUTING,JOURNAL OF ORTHOPAEDIC &amp; SPORTS PHYSICAL THERAPY,JOURNAL OF BIOMECHANICS,HUMAN MOVEMENT SCIENCE,CLINICAL BIOMECHANICS,JOURNAL OF BIOMECHANICS,CLINICAL BIOMECHANICS,JOURNAL OF BIOMECHANICS</text:p>
          </table:table-cell>
        </table:table-row>
        <table:table-row table:style-name="ro1">
          <table:table-cell office:value-type="string" calcext:value-type="string">
            <text:p>307890692</text:p>
          </table:table-cell>
          <table:table-cell office:value-type="string" calcext:value-type="string">
            <text:p>Cutti 2014</text:p>
          </table:table-cell>
          <table:table-cell office:value-type="string" calcext:value-type="string">
            <text:p>BRITISH JOURNAL OF SPORTS MEDICINE,JOURNAL OF SHOULDER AND ELBOW SURGERY,AMERICAN JOURNAL OF INDUSTRIAL MEDICINE,JOURNAL OF THE AMERICAN ACADEMY OF ORTHOPAEDIC SURGEONS,GAIT &amp; POSTURE,SCANDINAVIAN JOURNAL OF MEDICINE &amp; SCIENCE IN SPORTS,JOURNAL OF SHOULDER AND ELBOW SURGERY,JOURNAL OF SHOULDER AND ELBOW SURGERY,MEDICAL &amp; BIOLOGICAL ENGINEERING &amp; COMPUTING,CLINICAL BIOMECHANICS,JOURNAL OF BONE AND JOINT SURGERY-AMERICAN VOLUME,JOURNAL OF ORTHOPAEDIC &amp; SPORTS PHYSICAL THERAPY,GAIT &amp; POSTURE,GAIT &amp; POSTURE,CLINICAL BIOMECHANICS,MEDICAL &amp; BIOLOGICAL ENGINEERING &amp; COMPUTING,JOURNAL OF BIOMECHANICS,MANUAL THERAPY,CLINICAL BIOMECHANICS,INJURY-INTERNATIONAL JOURNAL OF THE CARE OF THE INJURED,CLINICAL BIOMECHANICS,JOURNAL OF BIOMECHANICS,GAIT &amp; POSTURE,JOURNAL OF ORTHOPAEDIC &amp; SPORTS PHYSICAL THERAPY,JOURNAL OF REHABILITATION RESEARCH AND DEVELOPMENT,AMERICAN JOURNAL OF PHYSICAL MEDICINE &amp; REHABILITATION,JOURNAL OF SHOULDER AND ELBOW SURGERY,CLINICAL BIOMECHANICS,GAIT &amp; POSTURE,JOURNAL OF SHOULDER AND ELBOW SURGERY,JOURNAL OF BIOMECHANICAL ENGINEERING-TRANSACTIONS OF THE ASME,CLINICAL BIOMECHANICS,JOURNAL OF SHOULDER AND ELBOW SURGERY,GAIT &amp; POSTURE,ANNALS OF STATISTICS</text:p>
          </table:table-cell>
        </table:table-row>
        <table:table-row table:style-name="ro1">
          <table:table-cell office:value-type="string" calcext:value-type="string">
            <text:p>307890694</text:p>
          </table:table-cell>
          <table:table-cell office:value-type="string" calcext:value-type="string">
            <text:p>Parel 2014</text:p>
          </table:table-cell>
          <table:table-cell office:value-type="string" calcext:value-type="string">
            <text:p>JOURNAL OF ELECTROMYOGRAPHY AND KINESIOLOGY,GAIT &amp; POSTURE,JOURNAL OF BIOMECHANICS,JOURNAL OF BIOMECHANICS,JOURNAL OF BIOMECHANICS,JOURNAL OF SHOULDER AND ELBOW SURGERY,PROCEEDINGS OF THE INSTITUTION OF MECHANICAL ENGINEERS PART H-JOURNAL OF ENGINEERING IN MEDICINE,CLINICAL BIOMECHANICS,JOURNAL OF BONE AND JOINT SURGERY-AMERICAN VOLUME,GAIT &amp; POSTURE,ULTRASOUND IN OBSTETRICS &amp; GYNECOLOGY,COMPUTER METHODS IN BIOMECHANICS AND BIOMEDICAL ENGINEERING,MEDICAL &amp; BIOLOGICAL ENGINEERING &amp; COMPUTING,JOURNAL OF BIOMECHANICS,JOURNAL OF BIOMECHANICS,CLINICAL BIOMECHANICS,JOURNAL OF BIOMECHANICS,JOURNAL OF STRENGTH AND CONDITIONING RESEARCH,JOURNAL OF BIOMECHANICS,JOURNAL OF SHOULDER AND ELBOW SURGERY,ULTRASOUND IN OBSTETRICS &amp; GYNECOLOGY,ANNALS OF THE RHEUMATIC DISEASES,JOURNAL OF SHOULDER AND ELBOW SURGERY,JOURNAL OF BIOMECHANICAL ENGINEERING-TRANSACTIONS OF THE ASME,JOURNAL OF BIOMECHANICS,PHYSICAL THERAPY</text:p>
          </table:table-cell>
        </table:table-row>
        <table:table-row table:style-name="ro1">
          <table:table-cell office:value-type="string" calcext:value-type="string">
            <text:p>307890699</text:p>
          </table:table-cell>
          <table:table-cell office:value-type="string" calcext:value-type="string">
            <text:p>Rogowski 2014</text:p>
          </table:table-cell>
          <table:table-cell office:value-type="string" calcext:value-type="string">
            <text:p>JOURNAL OF SPORTS SCIENCE AND MEDICINE,JOURNAL OF ELECTROMYOGRAPHY AND KINESIOLOGY,JOURNAL OF BIOMECHANICS,SPORTS MEDICINE AND ARTHROSCOPY REVIEW,SPORTS MEDICINE AND ARTHROSCOPY REVIEW,SPORTS MEDICINE AND ARTHROSCOPY REVIEW,SPORTS MEDICINE AND ARTHROSCOPY REVIEW,SCANDINAVIAN JOURNAL OF MEDICINE &amp; SCIENCE IN SPORTS,PROCEEDINGS OF THE INSTITUTION OF MECHANICAL ENGINEERS PART H-JOURNAL OF ENGINEERING IN MEDICINE,MEDICINE AND SCIENCE IN SPORTS AND EXERCISE,BRITISH JOURNAL OF SPORTS MEDICINE,JOURNAL OF SPORT REHABILITATION,GAIT &amp; POSTURE,COMPUTER METHODS IN BIOMECHANICS AND BIOMEDICAL ENGINEERING,MEDICAL ENGINEERING &amp; PHYSICS,JOURNAL OF BONE AND JOINT SURGERY-AMERICAN VOLUME,JOURNAL OF ATHLETIC TRAINING,JOURNAL OF APPLIED BIOMECHANICS,JOURNAL OF SHOULDER AND ELBOW SURGERY,AMERICAN JOURNAL OF SPORTS MEDICINE,JOURNAL OF BIOMECHANICS,AMERICAN JOURNAL OF SPORTS MEDICINE,JOURNAL OF APPLIED BIOMECHANICS,JOURNAL OF SHOULDER AND ELBOW SURGERY,JOURNAL OF BIOMECHANICS,JOURNAL OF ORTHOPAEDIC RESEARCH,INTERNATIONAL JOURNAL OF SPORT BIOMECHANICS,AMERICAN JOURNAL OF SPORTS MEDICINE</text:p>
          </table:table-cell>
        </table:table-row>
        <table:table-row table:style-name="ro1">
          <table:table-cell office:value-type="string" calcext:value-type="string">
            <text:p>307890781</text:p>
          </table:table-cell>
          <table:table-cell office:value-type="string" calcext:value-type="string">
            <text:p>Prinold 2013</text:p>
          </table:table-cell>
          <table:table-cell office:value-type="string" calcext:value-type="string">
            <text:p>JOURNAL OF REHABILITATION RESEARCH AND DEVELOPMENT,JOURNAL OF SCIENCE AND MEDICINE IN SPORT,MEDICAL &amp; BIOLOGICAL ENGINEERING &amp; COMPUTING,JOURNAL OF BIOMECHANICS,CLINICAL BIOMECHANICS,JOURNAL OF BIOMECHANICS,JOURNAL OF BIOMECHANICS,BRITISH JOURNAL OF SPORTS MEDICINE,JOURNAL OF BIOMECHANICS,JOURNAL OF BONE AND JOINT SURGERY-AMERICAN VOLUME,JOURNAL OF ORTHOPAEDIC &amp; SPORTS PHYSICAL THERAPY,JOURNAL OF SHOULDER AND ELBOW SURGERY,CLINICAL BIOMECHANICS,JOURNAL OF APPLIED BIOMECHANICS,JOURNAL OF BIOMECHANICS,AMERICAN JOURNAL OF SPORTS MEDICINE,CLINICAL BIOMECHANICS,JOURNAL OF TRAUMA-INJURY INFECTION AND CRITICAL CARE,CLINICAL BIOMECHANICS,JOURNAL OF ORTHOPAEDIC SCIENCE,CLINICAL BIOMECHANICS,JOURNAL OF BIOMECHANICS,JOURNAL OF BIOMECHANICS,BIOLOGICAL CYBERNETICS,CURRENT ORTHOPAEDICS,JOURNAL OF BIOMECHANICS,CLINICAL BIOMECHANICS,CLINICAL ORTHOPAEDICS AND RELATED RESEARCH,JOURNAL OF REHABILITATION RESEARCH AND DEVELOPMENT,JOURNAL OF BIOMECHANICS,JOURNAL OF NEUROSCIENCE,JOURNAL OF BIOMECHANICAL ENGINEERING-TRANSACTIONS OF THE ASME,JOURNAL OF ORTHOPAEDIC &amp; SPORTS PHYSICAL THERAPY,PHYSICAL THERAPY,CLINICAL BIOMECHANICS,CLINICAL BIOMECHANICS,CLINICAL BIOMECHANICS,AMERICAN JOURNAL OF SPORTS MEDICINE,JOURNAL OF ORTHOPAEDIC &amp; SPORTS PHYSICAL THERAPY,CLINICAL BIOMECHANICS,JOURNAL OF BIOMECHANICS,CLINICAL BIOMECHANICS,JOURNAL OF BIOMECHANICS,CLINICAL BIOMECHANICS,EXPERIMENTAL BRAIN RESEARCH,CLINICAL ORTHOPAEDICS AND RELATED RESEARCH,CLINICS IN SPORTS MEDICINE,CLINICAL ORTHOPAEDICS AND RELATED RESEARCH,SCANDINAVIAN JOURNAL OF REHABILITATION MEDICINE</text:p>
          </table:table-cell>
        </table:table-row>
        <table:table-row table:style-name="ro1">
          <table:table-cell office:value-type="string" calcext:value-type="string">
            <text:p>307890812</text:p>
          </table:table-cell>
          <table:table-cell office:value-type="string" calcext:value-type="string">
            <text:p>Parel 2012</text:p>
          </table:table-cell>
          <table:table-cell office:value-type="string" calcext:value-type="string">
            <text:p>JOURNAL OF BIOMECHANICS,GAIT &amp; POSTURE,MEDICAL &amp; BIOLOGICAL ENGINEERING &amp; COMPUTING,GAIT &amp; POSTURE,JOURNAL OF ORTHOPAEDIC &amp; SPORTS PHYSICAL THERAPY,GAIT &amp; POSTURE,ULTRASOUND IN OBSTETRICS &amp; GYNECOLOGY,COMPUTER METHODS IN BIOMECHANICS AND BIOMEDICAL ENGINEERING,MEDICAL &amp; BIOLOGICAL ENGINEERING &amp; COMPUTING,JOURNAL OF BIOMECHANICS,JOURNAL OF BIOMECHANICS,CLINICAL BIOMECHANICS,JOURNAL OF STRENGTH AND CONDITIONING RESEARCH,CLINICAL BIOMECHANICS,JOURNAL OF SHOULDER AND ELBOW SURGERY,JOURNAL OF BIOMECHANICAL ENGINEERING-TRANSACTIONS OF THE ASME,PHYSICAL THERAPY,CLINICAL BIOMECHANICS,JOURNAL OF BIOMECHANICAL ENGINEERING-TRANSACTIONS OF THE ASME,CLINICAL BIOMECHANICS,JOURNAL OF ORTHOPAEDIC RESEARCH</text:p>
          </table:table-cell>
        </table:table-row>
        <table:table-row table:style-name="ro1">
          <table:table-cell office:value-type="string" calcext:value-type="string">
            <text:p>307890841</text:p>
          </table:table-cell>
          <table:table-cell office:value-type="string" calcext:value-type="string">
            <text:p>Shaheen 2011’</text:p>
          </table:table-cell>
          <table:table-cell office:value-type="string" calcext:value-type="string">
            <text:p>ARCHIVES OF ORTHOPAEDIC AND TRAUMA SURGERY,GAIT &amp; POSTURE,COMPUTER METHODS IN BIOMECHANICS AND BIOMEDICAL ENGINEERING,KNEE SURGERY SPORTS TRAUMATOLOGY ARTHROSCOPY,JOURNAL OF BIOMECHANICS,JOURNAL OF BIOMECHANICS,ARCHIVES OF PHYSICAL MEDICINE AND REHABILITATION,JOURNAL OF BIOMECHANICAL ENGINEERING-TRANSACTIONS OF THE ASME,CLINICAL BIOMECHANICS,CLINICAL BIOMECHANICS,CLINICAL BIOMECHANICS</text:p>
          </table:table-cell>
        </table:table-row>
        <table:table-row table:style-name="ro1">
          <table:table-cell office:value-type="string" calcext:value-type="string">
            <text:p>307890843</text:p>
          </table:table-cell>
          <table:table-cell office:value-type="string" calcext:value-type="string">
            <text:p>Shaheen 2011’’</text:p>
          </table:table-cell>
          <table:table-cell office:value-type="string" calcext:value-type="string">
            <text:p>ARCHIVES OF ORTHOPAEDIC AND TRAUMA SURGERY,GAIT &amp; POSTURE,JOURNAL OF BIOMECHANICS,JOURNAL OF ORTHOPAEDIC SCIENCE,JOURNAL OF SHOULDER AND ELBOW SURGERY,JOURNAL OF BIOMECHANICS,JOURNAL OF BIOMECHANICAL ENGINEERING-TRANSACTIONS OF THE ASME,PHYSICAL THERAPY,CLINICAL BIOMECHANICS,JOURNAL OF ORTHOPAEDIC &amp; SPORTS PHYSICAL THERAPY,CLINICAL BIOMECHANICS,CLINICAL BIOMECHANICS</text:p>
          </table:table-cell>
        </table:table-row>
        <table:table-row table:style-name="ro1">
          <table:table-cell office:value-type="string" calcext:value-type="string">
            <text:p>307890851</text:p>
          </table:table-cell>
          <table:table-cell office:value-type="string" calcext:value-type="string">
            <text:p>Bourne 2011</text:p>
          </table:table-cell>
          <table:table-cell office:value-type="string" calcext:value-type="string">
            <text:p>JOURNAL OF BIOMECHANICAL ENGINEERING-TRANSACTIONS OF THE ASME,PROCEEDINGS OF THE INSTITUTION OF MECHANICAL ENGINEERS PART H-JOURNAL OF ENGINEERING IN MEDICINE,JOURNAL OF ORTHOPAEDIC &amp; SPORTS PHYSICAL THERAPY,JOURNAL OF SHOULDER AND ELBOW SURGERY,CLINICAL BIOMECHANICS,CLINICAL ORTHOPAEDICS AND RELATED RESEARCH,CLINICAL BIOMECHANICS,PHYSICAL THERAPY,MEDICINE AND SCIENCE IN SPORTS AND EXERCISE,ARCHIVES OF PHYSICAL MEDICINE AND REHABILITATION,CLINICAL BIOMECHANICS,JOURNAL OF SHOULDER AND ELBOW SURGERY,JOURNAL OF BIOMECHANICAL ENGINEERING-TRANSACTIONS OF THE ASME,JOURNAL OF ORTHOPAEDIC &amp; SPORTS PHYSICAL THERAPY,JOURNAL OF BIOMECHANICS,CLINICAL BIOMECHANICS,CLINICAL BIOMECHANICS,JOURNAL OF ORTHOPAEDIC &amp; SPORTS PHYSICAL THERAPY,JOURNAL OF ORTHOPAEDIC &amp; SPORTS PHYSICAL THERAPY,CLINICAL BIOMECHANICS,CLINICAL BIOMECHANICS,JOURNAL OF ORTHOPAEDIC &amp; SPORTS PHYSICAL THERAPY,CLINICAL REHABILITATION,JOURNAL OF ORTHOPAEDIC &amp; SPORTS PHYSICAL THERAPY,PSYCHOLOGICAL BULLETIN</text:p>
          </table:table-cell>
        </table:table-row>
        <table:table-row table:style-name="ro1">
          <table:table-cell office:value-type="string" calcext:value-type="string">
            <text:p>307890853</text:p>
          </table:table-cell>
          <table:table-cell office:value-type="string" calcext:value-type="string">
            <text:p>Jaspers 2011<text:span text:style-name="T1">’</text:span></text:p>
          </table:table-cell>
          <table:table-cell office:value-type="string" calcext:value-type="string">
            <text:p>GAIT &amp; POSTURE,GAIT &amp; POSTURE,GAIT &amp; POSTURE,ORTHOPAEDICS &amp; TRAUMATOLOGY-SURGERY &amp; RESEARCH,MEDICAL &amp; BIOLOGICAL ENGINEERING &amp; COMPUTING,GAIT &amp; POSTURE,CLINICAL BIOMECHANICS,MEDICAL &amp; BIOLOGICAL ENGINEERING &amp; COMPUTING,GAIT &amp; POSTURE,GAIT &amp; POSTURE,GAIT &amp; POSTURE,GAIT &amp; POSTURE,EXPERIMENTAL BRAIN RESEARCH,CLINICAL BIOMECHANICS,JOURNAL OF BIOMECHANICS,JOURNAL OF BIOMECHANICS,JOURNAL OF STRENGTH AND CONDITIONING RESEARCH,GAIT &amp; POSTURE,EXPERIMENTAL BRAIN RESEARCH,GAIT &amp; POSTURE,JOURNAL OF BIOMECHANICS,JOURNAL OF BIOMECHANICS,JOURNAL OF BIOMECHANICS,MEDICAL CARE,JOURNAL OF ORTHOPAEDIC RESEARCH</text:p>
          </table:table-cell>
        </table:table-row>
        <table:table-row table:style-name="ro1">
          <table:table-cell office:value-type="string" calcext:value-type="string">
            <text:p>307890883</text:p>
          </table:table-cell>
          <table:table-cell office:value-type="string" calcext:value-type="string">
            <text:p>Lovern 2009</text:p>
          </table:table-cell>
          <table:table-cell office:value-type="string" calcext:value-type="string">
            <text:p>JOURNAL OF BIOMECHANICS,AMERICAN JOURNAL OF SPORTS MEDICINE,JOURNAL OF BIOMECHANICS,JOURNAL OF BIOMECHANICS,JOURNAL OF BIOMECHANICS,AMERICAN JOURNAL OF SPORTS MEDICINE,JOURNAL OF ORTHOPAEDIC &amp; SPORTS PHYSICAL THERAPY,CLINICAL BIOMECHANICS,JOURNAL OF BONE AND JOINT SURGERY-BRITISH VOLUME,JOURNAL OF BIOMECHANICAL ENGINEERING-TRANSACTIONS OF THE ASME,CLINICAL BIOMECHANICS,JOURNAL OF BONE AND JOINT SURGERY-BRITISH VOLUME,CLINICAL BIOMECHANICS,JOURNAL OF BIOMECHANICS,JOURNAL OF BONE AND JOINT SURGERY-BRITISH VOLUME,CLINICAL BIOMECHANICS,CLINICAL ORTHOPAEDICS AND RELATED RESEARCH</text:p>
          </table:table-cell>
        </table:table-row>
        <table:table-row table:style-name="ro1">
          <table:table-cell office:value-type="string" calcext:value-type="string">
            <text:p>307890924</text:p>
          </table:table-cell>
          <table:table-cell office:value-type="string" calcext:value-type="string">
            <text:p>Teece 2008</text:p>
          </table:table-cell>
          <table:table-cell office:value-type="string" calcext:value-type="string">
            <text:p>JOURNAL OF ORTHOPAEDIC RESEARCH,JOURNAL OF BIOMECHANICS,JOURNAL OF ORTHOPAEDIC &amp; SPORTS PHYSICAL THERAPY,OCCUPATIONAL AND ENVIRONMENTAL MEDICINE,AMERICAN JOURNAL OF SPORTS MEDICINE,JOURNAL OF SHOULDER AND ELBOW SURGERY,JOURNAL OF SHOULDER AND ELBOW SURGERY,JOURNAL OF BIOMECHANICAL ENGINEERING-TRANSACTIONS OF THE ASME,JOURNAL OF SHOULDER AND ELBOW SURGERY,PHYSICAL THERAPY,JOURNAL OF ORTHOPAEDIC &amp; SPORTS PHYSICAL THERAPY,JOURNAL OF ORTHOPAEDIC &amp; SPORTS PHYSICAL THERAPY,MEDICINE AND SCIENCE IN SPORTS AND EXERCISE,CLINICAL ORTHOPAEDICS AND RELATED RESEARCH,SPORTS MEDICINE,JOURNAL OF BONE AND JOINT SURGERY-BRITISH VOLUME,AMERICAN JOURNAL OF SPORTS MEDICINE,CLINICAL ORTHOPAEDICS AND RELATED RESEARCH,CLINICAL ORTHOPAEDICS AND RELATED RESEARCH,CLINICAL ORTHOPAEDICS AND RELATED RESEARCH,AMERICAN JOURNAL OF SPORTS MEDICINE</text:p>
          </table:table-cell>
        </table:table-row>
        <table:table-row table:style-name="ro1">
          <table:table-cell office:value-type="string" calcext:value-type="string">
            <text:p>307890974</text:p>
          </table:table-cell>
          <table:table-cell office:value-type="string" calcext:value-type="string">
            <text:p>Myers 2006</text:p>
          </table:table-cell>
          <table:table-cell office:value-type="string" calcext:value-type="string">
            <text:p>JOURNAL OF ORTHOPAEDIC &amp; SPORTS PHYSICAL THERAPY,AMERICAN JOURNAL OF SPORTS MEDICINE,CLINICAL BIOMECHANICS,CLINICAL BIOMECHANICS,MEDICINE AND SCIENCE IN SPORTS AND EXERCISE,MEDICINE AND SCIENCE IN SPORTS AND EXERCISE,BEHAVIOR RESEARCH METHODS INSTRUMENTS &amp; COMPUTERS,ARCHIVES OF PHYSICAL MEDICINE AND REHABILITATION,ARTHROSCOPY-THE JOURNAL OF ARTHROSCOPIC AND RELATED SURGERY,CLINICAL BIOMECHANICS,ARCHIVES OF PHYSICAL MEDICINE AND REHABILITATION,CLINICAL BIOMECHANICS,JOURNAL OF SHOULDER AND ELBOW SURGERY,JOURNAL OF ORTHOPAEDIC &amp; SPORTS PHYSICAL THERAPY,JOURNAL OF APPLIED BIOMECHANICS,JOURNAL OF ORTHOPAEDIC RESEARCH,JOURNAL OF SHOULDER AND ELBOW SURGERY,JOURNAL OF BIOMECHANICAL ENGINEERING-TRANSACTIONS OF THE ASME,JOURNAL OF ORTHOPAEDIC &amp; SPORTS PHYSICAL THERAPY,JOURNAL OF BIOMECHANICS,JOURNAL OF BIOMECHANICS,PHYSICAL THERAPY,CLINICAL BIOMECHANICS,JOURNAL OF ORTHOPAEDIC &amp; SPORTS PHYSICAL THERAPY,SURGICAL AND RADIOLOGIC ANATOMY,JOURNAL OF BIOMECHANICS,CLINICAL BIOMECHANICS,CLINICAL BIOMECHANICS,CLINICAL BIOMECHANICS,AMERICAN JOURNAL OF SPORTS MEDICINE,CLINICAL BIOMECHANICS,JOURNAL OF BONE AND JOINT SURGERY-AMERICAN VOLUME,PSYCHOLOGICAL BULLETIN</text:p>
          </table:table-cell>
        </table:table-row>
        <table:table-row table:style-name="ro1">
          <table:table-cell office:value-type="string" calcext:value-type="string">
            <text:p>307890988</text:p>
          </table:table-cell>
          <table:table-cell office:value-type="string" calcext:value-type="string">
            <text:p>Lin 2005’</text:p>
          </table:table-cell>
          <table:table-cell office:value-type="string" calcext:value-type="string">
            <text:p>MEDICAL CARE,ANNALS OF THE RHEUMATIC DISEASES,ARCHIVES OF PHYSICAL MEDICINE AND REHABILITATION,JOURNAL OF BIOMECHANICAL ENGINEERING-TRANSACTIONS OF THE ASME,PHYSICAL THERAPY,RHEUMATOLOGY,PHYSICAL THERAPY,ARCHIVES OF PHYSICAL MEDICINE AND REHABILITATION,JOURNAL OF ORTHOPAEDIC &amp; SPORTS PHYSICAL THERAPY,CLINICAL BIOMECHANICS,CLINICAL BIOMECHANICS,DISABILITY AND REHABILITATION,JOURNAL OF ORTHOPAEDIC &amp; SPORTS PHYSICAL THERAPY,MUSCLE &amp; NERVE,MEDICAL &amp; BIOLOGICAL ENGINEERING &amp; COMPUTING,PHYSICAL THERAPY,AMERICAN JOURNAL OF SPORTS MEDICINE,PAIN,AMERICAN JOURNAL OF OCCUPATIONAL THERAPY,ARCHIVES OF PHYSICAL MEDICINE AND REHABILITATION,JOURNAL OF ORTHOPAEDIC &amp; SPORTS PHYSICAL THERAPY,AMERICAN JOURNAL OF SPORTS MEDICINE,CLINICAL ORTHOPAEDICS AND RELATED RESEARCH,JOURNAL OF THE AMERICAN GERIATRICS SOCIETY,ANNALS OF THE RHEUMATIC DISEASES,CLINICAL ORTHOPAEDICS AND RELATED RESEARCH,JOURNAL OF BIOMECHANICS,JOURNAL OF ORTHOPAEDIC RESEARCH,CLINICAL BIOMECHANICS,BRITISH MEDICAL JOURNAL,SCANDINAVIAN JOURNAL OF REHABILITATION MEDICINE,SCANDINAVIAN JOURNAL OF REHABILITATION MEDICINE,PHYSICAL THERAPY,AMERICAN JOURNAL OF PHYSICAL MEDICINE &amp; REHABILITATION,PSYCHOLOGICAL BULLETIN</text:p>
          </table:table-cell>
        </table:table-row>
        <table:table-row table:style-name="ro1">
          <table:table-cell office:value-type="string" calcext:value-type="string">
            <text:p>307891026</text:p>
          </table:table-cell>
          <table:table-cell office:value-type="string" calcext:value-type="string">
            <text:p>Finley 2003</text:p>
          </table:table-cell>
          <table:table-cell office:value-type="string" calcext:value-type="string">
            <text:p>JOURNAL OF BIOMECHANICAL ENGINEERING-TRANSACTIONS OF THE ASME,ORTHOPEDIC CLINICS OF NORTH AMERICA,PHYSICAL THERAPY,ARCHIVES OF PHYSICAL MEDICINE AND REHABILITATION,JOURNAL OF ORTHOPAEDIC &amp; SPORTS PHYSICAL THERAPY,ARCHIVES OF PHYSICAL MEDICINE AND REHABILITATION,JOURNAL OF ORTHOPAEDIC &amp; SPORTS PHYSICAL THERAPY,JOURNAL OF ORTHOPAEDIC &amp; SPORTS PHYSICAL THERAPY,JOURNAL OF ORTHOPAEDIC &amp; SPORTS PHYSICAL THERAPY,JOURNAL OF ORTHOPAEDIC &amp; SPORTS PHYSICAL THERAPY,CLINICAL BIOMECHANICS,AMERICAN JOURNAL OF SPORTS MEDICINE,JOURNAL OF ORTHOPAEDIC &amp; SPORTS PHYSICAL THERAPY,CLINICAL BIOMECHANICS,CLINICAL BIOMECHANICS,JOURNAL OF BIOMECHANICS,JOURNAL OF BIOMECHANICS,JOURNAL OF BIOMECHANICAL ENGINEERING-TRANSACTIONS OF THE ASME,JOURNAL OF BONE AND JOINT SURGERY-AMERICAN VOLUME,JOURNAL OF BONE AND JOINT SURGERY-AMERICAN VOLUME</text:p>
          </table:table-cell>
        </table:table-row>
        <table:table-row table:style-name="ro1">
          <table:table-cell office:value-type="string" calcext:value-type="string">
            <text:p>307891052</text:p>
          </table:table-cell>
          <table:table-cell office:value-type="string" calcext:value-type="string">
            <text:p>Karduna 2001</text:p>
          </table:table-cell>
          <table:table-cell office:value-type="string" calcext:value-type="string">
            <text:p>PHYSICAL THERAPY,CLINICAL ORTHOPAEDICS AND RELATED RESEARCH,JOURNAL OF BIOMECHANICS,JOURNAL OF ORTHOPAEDIC &amp; SPORTS PHYSICAL THERAPY,JOURNAL OF BIOMECHANICS,CLINICAL BIOMECHANICS,JOURNAL OF BIOMECHANICAL ENGINEERING-TRANSACTIONS OF THE ASME,JOURNAL OF BIOMECHANICS,JOURNAL OF APPLIED BIOMECHANICS,JOURNAL OF ORAL REHABILITATION,CLINICAL BIOMECHANICS,JOURNAL OF ORTHOPAEDIC &amp; SPORTS PHYSICAL THERAPY,CLINICAL BIOMECHANICS,JOURNAL OF SHOULDER AND ELBOW SURGERY,GAIT &amp; POSTURE,JOURNAL OF BIOMECHANICS,GAIT &amp; POSTURE,HUMAN MOVEMENT SCIENCE,CLINICAL BIOMECHANICS,JOURNAL OF ORTHOPAEDIC RESEARCH,JOURNAL OF ORTHOPAEDIC &amp; SPORTS PHYSICAL THERAPY,HUMAN MOVEMENT SCIENCE,CLINICAL BIOMECHANICS,CLINICAL BIOMECHANICS,JOURNAL OF BIOMECHANICAL ENGINEERING-TRANSACTIONS OF THE ASME,ARCHIVES OF PHYSICAL MEDICINE AND REHABILITATION,CLINICAL BIOMECHANICS,CLINICAL BIOMECHANICS,CLINICAL ORTHOPAEDICS AND RELATED RESEARCH,JOURNAL OF BIOMECHANICS,JOURNAL OF ORTHOPAEDIC RESEARCH,JOURNAL OF BIOMECHANICS,EQUINE VETERINARY JOURNAL,JOURNAL OF BIOMECHANICS,JOURNAL OF BONE AND JOINT SURGERY-AMERICAN VOLUME,JOURNAL OF BONE AND JOINT SURGERY-AMERICAN VOLUME</text:p>
          </table:table-cell>
        </table:table-row>
        <table:table-row table:style-name="ro1">
          <table:table-cell office:value-type="string" calcext:value-type="string">
            <text:p>307891081</text:p>
          </table:table-cell>
          <table:table-cell office:value-type="string" calcext:value-type="string">
            <text:p>Koh 1998</text:p>
          </table:table-cell>
          <table:table-cell office:value-type="string" calcext:value-type="string">
            <text:p>JOURNAL OF BIOMECHANICAL ENGINEERING-TRANSACTIONS OF THE ASME,JOURNAL OF BIOMECHANICS,JOURNAL OF BIOMECHANICS,JOURNAL OF BIOMECHANICS,JOURNAL OF BONE AND JOINT SURGERY-AMERICAN VOLUME,JOURNAL OF BONE AND JOINT SURGERY-AMERICAN VOLUME</text:p>
          </table:table-cell>
        </table:table-row>
        <table:table-row table:style-name="ro1">
          <table:table-cell office:value-type="string" calcext:value-type="string">
            <text:p>307891104</text:p>
          </table:table-cell>
          <table:table-cell office:value-type="string" calcext:value-type="string">
            <text:p>Michiels 1995</text:p>
          </table:table-cell>
          <table:table-cell office:value-type="string" calcext:value-type="string">
            <text:p>ABH. MATH-PHYS. CL. D. K. SÄCHS GESELLSCH. D. WISS.,THE SHOULDER: RUPTURE OF THE SUPRASPINATUS TENDON AND OTHER LESIONS IN OR ABOUT THE SUBACROMIAL BURSA,SHOULDER PAIN,MED J AUST,ARCHIVES OF PHYSICAL MEDICINE AND REHABILITATION,J BONE JOINT SURG,THE JOURNAL OF BONE AND JOINT SURGERY. AMERICAN VOLUME,ARCHIVES OF PHYSICAL MEDICINE AND REHABILITATION,JOURNAL OF BONE AND JOINT SURGERY - SERIES A,AMERICAN JOURNAL OF PHYSICAL MEDICINE AND REHABILITATION,BIOMEDIZINISCHE TECHNIK,THE AMERICAN JOURNAL OF SPORTS MEDICINE,THEORY OF SHOULDER MECHANISM: DESCRIPTIVE AND APPLIED,BRITISH JOURNAL OF SURGERY,SURGERY OF THE SHOULDER,HEFTE ZUR UNFALLHEILKUNDE,INAUGURAL DISSERTATION,REVUE DE CHIRURGIE ORTHOPEDIQUE ET REPARATRICE DE L'APPAREIL MOTEUR</text:p>
          </table:table-cell>
        </table:table-row>
        <table:table-row table:style-name="ro1">
          <table:table-cell office:value-type="string" calcext:value-type="string">
            <text:p>307891209</text:p>
          </table:table-cell>
          <table:table-cell office:value-type="string" calcext:value-type="string">
            <text:p>Yildiz 2020</text:p>
          </table:table-cell>
          <table:table-cell office:value-type="string" calcext:value-type="string">
            <text:p>CLINICAL BIOMECHANICS,JOURNAL OF ORTHOPAEDIC &amp; SPORTS PHYSICAL THERAPY,JOURNAL OF SHOULDER AND ELBOW SURGERY,BRITISH JOURNAL OF SPORTS MEDICINE,JOURNAL OF ORTHOPAEDIC &amp; SPORTS PHYSICAL THERAPY,MANUAL THERAPY,JOURNAL OF APPLIED BIOMECHANICS,JOURNAL OF BIOMECHANICS,HUMAN MOVEMENT SCIENCE,JOURNAL OF ORTHOPAEDIC &amp; SPORTS PHYSICAL THERAPY,JOURNAL OF ELECTROMYOGRAPHY AND KINESIOLOGY,JOURNAL OF REHABILITATION MEDICINE,JOURNAL OF ORTHOPAEDIC &amp; SPORTS PHYSICAL THERAPY,JOURNAL OF BIOMECHANICS,AMERICAN JOURNAL OF SPORTS MEDICINE,JOURNAL OF BIOMECHANICS,HEALTH AND QUALITY OF LIFE OUTCOMES,PHYSICAL THERAPY,CLINICAL BIOMECHANICS,JOURNAL OF BIOMECHANICS,JOURNAL OF STRENGTH AND CONDITIONING RESEARCH,EXERCISE AND SPORT SCIENCES REVIEWS,JOURNAL OF SHOULDER AND ELBOW SURGERY,ANNALS OF INTERNAL MEDICINE,JOURNAL OF BIOMECHANICAL ENGINEERING-TRANSACTIONS OF THE ASME,JOURNAL OF ORTHOPAEDIC &amp; SPORTS PHYSICAL THERAPY,QUALITY OF LIFE RESEARCH,PHYSICAL THERAPY,JOURNAL OF ORTHOPAEDIC RESEARCH</text:p>
          </table:table-cell>
        </table:table-row>
        <table:table-row table:style-name="ro1">
          <table:table-cell office:value-type="string" calcext:value-type="string">
            <text:p>307891213</text:p>
          </table:table-cell>
          <table:table-cell office:value-type="string" calcext:value-type="string">
            <text:p>Kolz 2020</text:p>
          </table:table-cell>
          <table:table-cell office:value-type="string" calcext:value-type="string">
            <text:p>JOURNAL OF SHOULDER AND ELBOW SURGERY,MEDICAL &amp; BIOLOGICAL ENGINEERING &amp; COMPUTING,JOURNAL OF APPLIED BIOMECHANICS,4TH INTERNATIONAL CONFERENCE ON CIVIL AND ENVIRONMENTAL ENGINEERING FOR SUSTAINABILITY (ICONCEES 2017),JOURNAL OF THE BELGIAN SOCIETY OF RADIOLOGY,ANNALS OF BIOMEDICAL ENGINEERING,MEDICAL ENGINEERING &amp; PHYSICS,PLOS ONE,GAIT &amp; POSTURE,JOURNAL OF APPLIED BIOMECHANICS,JOURNAL OF APPLIED BIOMECHANICS,BONE &amp; JOINT JOURNAL,JOURNAL OF BIOMECHANICS,JOURNAL OF BIOMECHANICS,JOURNAL OF BIOMECHANICS,JOURNAL OF SHOULDER AND ELBOW SURGERY,JOURNAL OF GUIDANCE CONTROL AND DYNAMICS,JOURNAL OF SHOULDER AND ELBOW SURGERY,JOURNAL OF BIOMECHANICS,CLINICAL BIOMECHANICS,JOURNAL OF BIOMECHANICAL ENGINEERING-TRANSACTIONS OF THE ASME,JOURNAL OF ORTHOPAEDIC SCIENCE,JOURNAL OF BIOMECHANICS,JOURNAL OF BIOMECHANICS,JOURNAL OF BIOMECHANICS</text:p>
          </table:table-cell>
        </table:table-row>
        <table:table-row table:style-name="ro1">
          <table:table-cell office:value-type="string" calcext:value-type="string">
            <text:p>307891219</text:p>
          </table:table-cell>
          <table:table-cell office:value-type="string" calcext:value-type="string">
            <text:p>Ruiz Ibán 2020</text:p>
          </table:table-cell>
          <table:table-cell office:value-type="string" calcext:value-type="string">
            <text:p>PHYSICAL THERAPY,HUMAN MOVEMENT SCIENCE,ORTHOPAEDICS &amp; TRAUMATOLOGY-SURGERY &amp; RESEARCH,JOURNAL OF ORTHOPAEDIC &amp; SPORTS PHYSICAL THERAPY,JOURNAL OF BIOMECHANICS,JOURNAL OF BIOMECHANICS,JOURNAL OF BIOMECHANICS,MEDICAL &amp; BIOLOGICAL ENGINEERING &amp; COMPUTING,BRITISH JOURNAL OF SPORTS MEDICINE,KNEE SURGERY SPORTS TRAUMATOLOGY ARTHROSCOPY,JOURNAL OF BIOMECHANICS,JOURNAL OF THE AMERICAN ACADEMY OF ORTHOPAEDIC SURGEONS,HUMAN MOVEMENT SCIENCE,GAIT &amp; POSTURE,GAIT &amp; POSTURE,MEDICAL &amp; BIOLOGICAL ENGINEERING &amp; COMPUTING,GAIT &amp; POSTURE,JOURNAL OF BIOMECHANICS,PROCEEDINGS OF THE INSTITUTION OF MECHANICAL ENGINEERS PART H-JOURNAL OF ENGINEERING IN MEDICINE,PHYSICAL THERAPY,JOURNAL OF ORTHOPAEDIC RESEARCH</text:p>
          </table:table-cell>
        </table:table-row>
        <table:table-row table:style-name="ro1">
          <table:table-cell office:value-type="string" calcext:value-type="string">
            <text:p>307891224</text:p>
          </table:table-cell>
          <table:table-cell office:value-type="string" calcext:value-type="string">
            <text:p>de Baets 2020</text:p>
          </table:table-cell>
          <table:table-cell office:value-type="string" calcext:value-type="string">
            <text:p>SENSORS,GAIT &amp; POSTURE,MANUAL THERAPY,JOURNAL OF BIOMECHANICS,SENSORS,JOURNAL OF OCCUPATIONAL MEDICINE AND TOXICOLOGY,PHYSIOTHERAPY,MEDICAL &amp; BIOLOGICAL ENGINEERING &amp; COMPUTING,CLINICAL RHEUMATOLOGY,MEDICAL &amp; BIOLOGICAL ENGINEERING &amp; COMPUTING,JOURNAL OF ORTHOPAEDIC &amp; SPORTS PHYSICAL THERAPY,GAIT &amp; POSTURE,JOURNAL OF THE AMERICAN ACADEMY OF ORTHOPAEDIC SURGEONS,JOURNAL OF SHOULDER AND ELBOW SURGERY,JOURNAL OF REHABILITATION MEDICINE,JOURNAL OF SHOULDER AND ELBOW SURGERY,MEDICAL &amp; BIOLOGICAL ENGINEERING &amp; COMPUTING,GAIT &amp; POSTURE,JOURNAL OF BIOMECHANICS,CLINICAL BIOMECHANICS,JOURNAL OF BIOMECHANICS,JOURNAL OF STRENGTH AND CONDITIONING RESEARCH</text:p>
          </table:table-cell>
        </table:table-row>
        <table:table-row table:style-name="ro1">
          <table:table-cell office:value-type="string" calcext:value-type="string">
            <text:p>307891234</text:p>
          </table:table-cell>
          <table:table-cell office:value-type="string" calcext:value-type="string">
            <text:p>Wolf 2019</text:p>
          </table:table-cell>
          <table:table-cell office:value-type="string" calcext:value-type="string">
            <text:p>SENSORS,GAIT &amp; POSTURE,MANUAL THERAPY,JOURNAL OF BIOMECHANICS,SENSORS,JOURNAL OF OCCUPATIONAL MEDICINE AND TOXICOLOGY,PHYSIOTHERAPY,MEDICAL &amp; BIOLOGICAL ENGINEERING &amp; COMPUTING,CLINICAL RHEUMATOLOGY,MEDICAL &amp; BIOLOGICAL ENGINEERING &amp; COMPUTING,JOURNAL OF ORTHOPAEDIC &amp; SPORTS PHYSICAL THERAPY,GAIT &amp; POSTURE,JOURNAL OF THE AMERICAN ACADEMY OF ORTHOPAEDIC SURGEONS,JOURNAL OF SHOULDER AND ELBOW SURGERY,JOURNAL OF REHABILITATION MEDICINE,JOURNAL OF SHOULDER AND ELBOW SURGERY,MEDICAL &amp; BIOLOGICAL ENGINEERING &amp; COMPUTING,GAIT &amp; POSTURE,JOURNAL OF BIOMECHANICS,CLINICAL BIOMECHANICS,JOURNAL OF BIOMECHANICS,JOURNAL OF STRENGTH AND CONDITIONING RESEARCH</text:p>
          </table:table-cell>
        </table:table-row>
        <table:table-row table:style-name="ro1">
          <table:table-cell office:value-type="string" calcext:value-type="string">
            <text:p>307891241</text:p>
          </table:table-cell>
          <table:table-cell office:value-type="string" calcext:value-type="string">
            <text:p>Hansen 2019</text:p>
          </table:table-cell>
          <table:table-cell office:value-type="string" calcext:value-type="string">
            <text:p>DISABILITY AND REHABILITATION,JOURNAL OF BIOMECHANICS,TOPICS IN STROKE REHABILITATION,JOURNAL OF ELECTROMYOGRAPHY AND KINESIOLOGY,TRIALS,INTERNATIONAL JOURNAL OF STROKE,MOTOR CONTROL,PHYSIOLOGICAL MEASUREMENT,JOURNAL OF NEUROENGINEERING AND REHABILITATION,NEUROREHABILITATION AND NEURAL REPAIR,HUMAN MOVEMENT SCIENCE,JOURNAL OF NEUROENGINEERING AND REHABILITATION,NEUROREHABILITATION AND NEURAL REPAIR,PLOS ONE,NEUROREHABILITATION,ARCHIVES OF PHYSICAL MEDICINE AND REHABILITATION,JOURNAL OF MANIPULATIVE AND PHYSIOLOGICAL THERAPEUTICS,BMC NEUROLOGY,PLOS ONE,JOURNAL OF ELECTROMYOGRAPHY AND KINESIOLOGY,JOURNAL OF HAND THERAPY,INDIAN JOURNAL OF ORTHOPAEDICS,JOURNAL OF ELECTROMYOGRAPHY AND KINESIOLOGY,JOURNAL OF BIOMECHANICS,NEUROREHABILITATION,DISABILITY AND REHABILITATION,INTERNATIONAL JOURNAL OF NURSING STUDIES,GAIT &amp; POSTURE,ANNALS OF BIOMEDICAL ENGINEERING,GAIT &amp; POSTURE,JOURNAL OF BONE AND JOINT SURGERY-AMERICAN VOLUME,BMC MUSCULOSKELETAL DISORDERS,JAMA-JOURNAL OF THE AMERICAN MEDICAL ASSOCIATION,DISABILITY AND REHABILITATION,JOURNAL OF BIOMECHANICS,GAIT &amp; POSTURE,STROKE</text:p>
          </table:table-cell>
        </table:table-row>
        <table:table-row table:style-name="ro1">
          <table:table-cell office:value-type="string" calcext:value-type="string">
            <text:p>307891243</text:p>
          </table:table-cell>
          <table:table-cell office:value-type="string" calcext:value-type="string">
            <text:p>Lang 2019</text:p>
          </table:table-cell>
          <table:table-cell office:value-type="string" calcext:value-type="string">
            <text:p>JOURNAL OF BIOMECHANICS,JOURNAL OF THE AMERICAN COLLEGE OF CARDIOLOGY,BRITISH JOURNAL OF SPORTS MEDICINE,JOURNAL OF ELECTROMYOGRAPHY AND KINESIOLOGY,BRITISH JOURNAL OF SPORTS MEDICINE,BRAZILIAN JOURNAL OF PHYSICAL THERAPY,HUMAN MOVEMENT SCIENCE,HUMAN MOVEMENT SCIENCE,JOURNAL OF BIOMECHANICS,PHYSICAL THERAPY,BRITISH JOURNAL OF SPORTS MEDICINE,BREAST CANCER RESEARCH AND TREATMENT,JOURNAL OF SHOULDER AND ELBOW SURGERY,MEDICAL &amp; BIOLOGICAL ENGINEERING &amp; COMPUTING,JOURNAL OF BONE AND JOINT SURGERY-AMERICAN VOLUME,JOURNAL OF ORTHOPAEDIC &amp; SPORTS PHYSICAL THERAPY,GAIT &amp; POSTURE,JOURNAL OF BIOMECHANICS,JOURNAL OF BIOMECHANICS,PHYSICAL THERAPY,JOURNAL OF BIOMECHANICS,JOURNAL OF SHOULDER AND ELBOW SURGERY,JOURNAL OF BIOMECHANICAL ENGINEERING-TRANSACTIONS OF THE ASME,JOURNAL OF ORTHOPAEDIC &amp; SPORTS PHYSICAL THERAPY,ANNALS OF THE RHEUMATIC DISEASES,JOURNAL OF ORTHOPAEDIC &amp; SPORTS PHYSICAL THERAPY,CLINICAL BIOMECHANICS,JOURNAL OF CLINICAL ONCOLOGY,CLINICAL BIOMECHANICS,AMERICAN JOURNAL OF PHYSICAL MEDICINE &amp; REHABILITATION</text:p>
          </table:table-cell>
        </table:table-row>
        <table:table-row table:style-name="ro1">
          <table:table-cell office:value-type="string" calcext:value-type="string">
            <text:p>307891245</text:p>
          </table:table-cell>
          <table:table-cell office:value-type="string" calcext:value-type="string">
            <text:p>Nicholson 2019</text:p>
          </table:table-cell>
          <table:table-cell office:value-type="string" calcext:value-type="string">
            <text:p>JOURNAL OF BIOMECHANICS,MEDICAL ENGINEERING &amp; PHYSICS,MEDICAL ENGINEERING &amp; PHYSICS,JOURNAL OF ELECTROMYOGRAPHY AND KINESIOLOGY,JOURNAL OF ELECTROMYOGRAPHY AND KINESIOLOGY,JOURNAL OF BIOMECHANICS,JOURNAL OF BIOMECHANICS,JOURNAL OF APPLIED BIOMECHANICS,JOURNAL OF BIOMECHANICS,JOURNAL OF BIOMECHANICS,HUMAN MOVEMENT SCIENCE,JOURNAL OF BIOMECHANICS,ANNALS OF BIOMEDICAL ENGINEERING,ORTHOPEDICS,JOURNAL OF BIOMECHANICAL ENGINEERING-TRANSACTIONS OF THE ASME,ARTHROSCOPY-THE JOURNAL OF ARTHROSCOPIC AND RELATED SURGERY,JOURNAL OF SHOULDER AND ELBOW SURGERY,PHYSICAL THERAPY,JOURNAL OF SHOULDER AND ELBOW SURGERY,JOURNAL OF BIOMECHANICAL ENGINEERING-TRANSACTIONS OF THE ASME,JOURNAL OF ORTHOPAEDIC &amp; SPORTS PHYSICAL THERAPY,CLINICAL BIOMECHANICS,JOURNAL OF BIOMECHANICS</text:p>
          </table:table-cell>
        </table:table-row>
        <table:table-row table:style-name="ro1">
          <table:table-cell office:value-type="string" calcext:value-type="string">
            <text:p>307891249</text:p>
          </table:table-cell>
          <table:table-cell office:value-type="string" calcext:value-type="string">
            <text:p>Gonçalves 2019</text:p>
          </table:table-cell>
          <table:table-cell office:value-type="string" calcext:value-type="string">
            <text:p>GAIT &amp; POSTURE,CURRENT REVIEWS IN MUSCULOSKELETAL MEDICINE,JOURNAL OF BIOMECHANICS,JOURNAL OF BIOMECHANICS,GAIT &amp; POSTURE,JOVE-JOURNAL OF VISUALIZED EXPERIMENTS,JOURNAL OF BIOMECHANICS,JOURNAL OF ORTHOPAEDIC &amp; SPORTS PHYSICAL THERAPY,GAIT &amp; POSTURE,GAIT &amp; POSTURE,JOURNAL OF APPLIED BIOMECHANICS,MANUAL THERAPY,JOURNAL OF BIOMECHANICS,ANNALS OF BIOMEDICAL ENGINEERING,ARCHIVES OF PHYSICAL MEDICINE AND REHABILITATION,BMC MUSCULOSKELETAL DISORDERS,JOURNAL OF BIOMECHANICS,GAIT &amp; POSTURE,JOURNAL OF STRENGTH AND CONDITIONING RESEARCH,GAIT &amp; POSTURE,CLINICAL BIOMECHANICS,AMERICAN JOURNAL OF MENTAL DEFICIENCY</text:p>
          </table:table-cell>
        </table:table-row>
        <table:table-row table:style-name="ro1">
          <table:table-cell office:value-type="string" calcext:value-type="string">
            <text:p>307891259</text:p>
          </table:table-cell>
          <table:table-cell office:value-type="string" calcext:value-type="string">
            <text:p>Alexander 2018</text:p>
          </table:table-cell>
          <table:table-cell office:value-type="string" calcext:value-type="string">
            <text:p>FRONTIERS IN HUMAN NEUROSCIENCE,HUMAN MOVEMENT SCIENCE,MANUAL THERAPY,JOURNAL OF SHOULDER AND ELBOW SURGERY,JOURNAL OF BIOMECHANICS,CLINICAL BIOMECHANICS,JOURNAL OF BIOMECHANICS,JOURNAL OF SHOULDER AND ELBOW SURGERY,JOURNAL OF BIOMECHANICS,GAIT &amp; POSTURE,JOURNAL OF BIOMECHANICS,GAIT &amp; POSTURE,GAIT &amp; POSTURE,GAIT &amp; POSTURE,CLINICAL BIOMECHANICS,JOURNAL OF BONE AND JOINT SURGERY-AMERICAN VOLUME,GAIT &amp; POSTURE,GAIT &amp; POSTURE,GAIT &amp; POSTURE,JOURNAL OF BIOMECHANICS,CLINICAL BIOMECHANICS,JOURNAL OF BIOMECHANICS,JOURNAL OF STRENGTH AND CONDITIONING RESEARCH,CLINICAL BIOMECHANICS,JOURNAL OF BIOMECHANICS,JOURNAL OF SHOULDER AND ELBOW SURGERY,JOURNAL OF BIOMECHANICAL ENGINEERING-TRANSACTIONS OF THE ASME,CLINICAL BIOMECHANICS,CLINICAL BIOMECHANICS,MEDICAL CARE</text:p>
          </table:table-cell>
        </table:table-row>
        <table:table-row table:style-name="ro1">
          <table:table-cell office:value-type="string" calcext:value-type="string">
            <text:p>307891270</text:p>
          </table:table-cell>
          <table:table-cell office:value-type="string" calcext:value-type="string">
            <text:p>Mozingo 2018</text:p>
          </table:table-cell>
          <table:table-cell office:value-type="string" calcext:value-type="string">
            <text:p>JOURNAL OF BIOMECHANICS,ORTHOPAEDIC JOURNAL OF SPORTS MEDICINE,CLINICAL BIOMECHANICS,MEDICAL &amp; BIOLOGICAL ENGINEERING &amp; COMPUTING,JOURNAL OF SHOULDER AND ELBOW SURGERY,MEDICAL ENGINEERING &amp; PHYSICS,JOURNAL OF BIOMECHANICAL ENGINEERING-TRANSACTIONS OF THE ASME,JOURNAL OF BIOMECHANICS,JOURNAL OF BIOMECHANICS,JOURNAL OF EXPERIMENTAL ZOOLOGY PART A-ECOLOGICAL AND INTEGRATIVE PHYSIOLOGY,CLINICAL BIOMECHANICS,CLINICAL BIOMECHANICS,JOURNAL OF BIOMECHANICAL ENGINEERING-TRANSACTIONS OF THE ASME,CLINICAL ORTHOPAEDICS AND RELATED RESEARCH,JOURNAL OF BIOMECHANICS,JOURNAL OF BIOMECHANICAL ENGINEERING-TRANSACTIONS OF THE ASME,CLINICAL BIOMECHANICS,COMPUTERIZED MEDICAL IMAGING AND GRAPHICS,ACTA ORTHOPAEDICA SCANDINAVICA</text:p>
          </table:table-cell>
        </table:table-row>
        <table:table-row table:style-name="ro1">
          <table:table-cell office:value-type="string" calcext:value-type="string">
            <text:p>307891273</text:p>
          </table:table-cell>
          <table:table-cell office:value-type="string" calcext:value-type="string">
            <text:p>Plummer 2018</text:p>
          </table:table-cell>
          <table:table-cell office:value-type="string" calcext:value-type="string">
            <text:p>MANUAL THERAPY,JOURNAL OF ORTHOPAEDIC &amp; SPORTS PHYSICAL THERAPY,JOURNAL OF SPORT REHABILITATION,CHINESE JOURNAL OF PHYSIOLOGY,JOURNAL OF ATHLETIC TRAINING,JOURNAL OF ORTHOPAEDIC &amp; SPORTS PHYSICAL THERAPY,JOURNAL OF ORTHOPAEDIC &amp; SPORTS PHYSICAL THERAPY,CLINICAL BIOMECHANICS,JOURNAL OF BIOMECHANICS,ARCHIVES OF PHYSICAL MEDICINE AND REHABILITATION,CLINICAL BIOMECHANICS,JOURNAL OF SHOULDER AND ELBOW SURGERY,JOURNAL OF BIOMECHANICAL ENGINEERING-TRANSACTIONS OF THE ASME,JOURNAL OF BIOMECHANICS,JOURNAL OF BIOMECHANICS</text:p>
          </table:table-cell>
        </table:table-row>
        <table:table-row table:style-name="ro1">
          <table:table-cell office:value-type="string" calcext:value-type="string">
            <text:p>307891300</text:p>
          </table:table-cell>
          <table:table-cell office:value-type="string" calcext:value-type="string">
            <text:p>Nicholson 2017</text:p>
          </table:table-cell>
          <table:table-cell office:value-type="string" calcext:value-type="string">
            <text:p>JOURNAL OF BIOMECHANICS,JOURNAL OF APPLIED BIOMECHANICS,JOURNAL OF BIOMECHANICS,JOURNAL OF APPLIED BIOMECHANICS,JOURNAL OF BIOMECHANICS,JOURNAL OF BIOMECHANICS,JOURNAL OF BIOMECHANICS,HUMAN MOVEMENT SCIENCE,JOURNAL OF BIOMECHANICS,JOURNAL OF BIOMECHANICS,JOURNAL OF BIOMECHANICS,JOURNAL OF BIOMECHANICS,ANNALS OF BIOMEDICAL ENGINEERING,PROCEEDINGS OF THE INSTITUTION OF MECHANICAL ENGINEERS PART H-JOURNAL OF ENGINEERING IN MEDICINE,JOURNAL OF PEDIATRIC ORTHOPAEDICS,ORTHOPEDICS,JOURNAL OF BIOMECHANICAL ENGINEERING-TRANSACTIONS OF THE ASME,ARTHROSCOPY-THE JOURNAL OF ARTHROSCOPIC AND RELATED SURGERY,JOURNAL OF BIOMECHANICS,GAIT &amp; POSTURE,PHYSICAL THERAPY,JOURNAL OF ELECTROMYOGRAPHY AND KINESIOLOGY,JOURNAL OF BIOMECHANICS,GAIT &amp; POSTURE,JOURNAL OF SHOULDER AND ELBOW SURGERY,JOURNAL OF BIOMECHANICAL ENGINEERING-TRANSACTIONS OF THE ASME,JOURNAL OF ORTHOPAEDIC &amp; SPORTS PHYSICAL THERAPY,CLINICAL BIOMECHANICS,JOURNAL OF BIOMECHANICS</text:p>
          </table:table-cell>
        </table:table-row>
        <table:table-row table:style-name="ro1">
          <table:table-cell office:value-type="string" calcext:value-type="string">
            <text:p>307891328</text:p>
          </table:table-cell>
          <table:table-cell office:value-type="string" calcext:value-type="string">
            <text:p>Michener 2016</text:p>
          </table:table-cell>
          <table:table-cell office:value-type="string" calcext:value-type="string">
            <text:p>BRITISH JOURNAL OF SPORTS MEDICINE,JOURNAL OF BIOMECHANICS,JOURNAL OF ORTHOPAEDIC &amp; SPORTS PHYSICAL THERAPY,JOURNAL OF ORTHOPAEDIC &amp; SPORTS PHYSICAL THERAPY,JOURNAL OF ELECTROMYOGRAPHY AND KINESIOLOGY,MANUAL THERAPY,JOURNAL OF APPLIED BIOMECHANICS,JOURNAL OF ORTHOPAEDIC &amp; SPORTS PHYSICAL THERAPY,JOURNAL OF ELECTROMYOGRAPHY AND KINESIOLOGY,JOURNAL OF SPORT REHABILITATION,BRITISH JOURNAL OF SPORTS MEDICINE,AMERICAN JOURNAL OF SPORTS MEDICINE,JOURNAL OF SPORT REHABILITATION,JOURNAL OF CLINICAL EPIDEMIOLOGY,JOURNAL OF ELECTROMYOGRAPHY AND KINESIOLOGY,BMC MUSCULOSKELETAL DISORDERS,ARCHIVES OF PHYSICAL MEDICINE AND REHABILITATION,JOURNAL OF SHOULDER AND ELBOW SURGERY,JOURNAL OF REHABILITATION MEDICINE,MANUAL THERAPY,JOURNAL OF ATHLETIC TRAINING,CLINICAL BIOMECHANICS,JOURNAL OF ORTHOPAEDIC &amp; SPORTS PHYSICAL THERAPY,PHYSICAL THERAPY,RESEARCH IN NURSING &amp; HEALTH,JOURNAL OF SPORT REHABILITATION,JOURNAL OF ORTHOPAEDIC &amp; SPORTS PHYSICAL THERAPY,PHYSICAL THERAPY,JOURNAL OF ELECTROMYOGRAPHY AND KINESIOLOGY,JOURNAL OF BIOMECHANICS,JOURNAL OF STRENGTH AND CONDITIONING RESEARCH,JOURNAL OF ORTHOPAEDIC &amp; SPORTS PHYSICAL THERAPY,JOURNAL OF ELECTROMYOGRAPHY AND KINESIOLOGY,ANNALS OF INTERNAL MEDICINE,JOURNAL OF BIOMECHANICAL ENGINEERING-TRANSACTIONS OF THE ASME,JOURNAL OF ORTHOPAEDIC &amp; SPORTS PHYSICAL THERAPY</text:p>
          </table:table-cell>
        </table:table-row>
        <table:table-row table:style-name="ro2">
          <table:table-cell office:value-type="string" calcext:value-type="string">
            <text:p>307891344</text:p>
          </table:table-cell>
          <table:table-cell office:value-type="string" calcext:value-type="string">
            <text:p>Warner 2015</text:p>
          </table:table-cell>
          <table:table-cell table:style-name="ce1" office:value-type="string" calcext:value-type="string">
            <text:p>BRITISH JOURNAL OF SPORTS MEDICINE,JOURNAL OF SHOULDER AND ELBOW SURGERY,JOURNAL OF SPORT REHABILITATION,HUMAN MOVEMENT SCIENCE,JOURNAL OF BIOMECHANICS,JOURNAL OF BIOMECHANICS,GAIT &amp; POSTURE,CLINICAL BIOMECHANICS,JOURNAL OF SHOULDER AND ELBOW SURGERY,PROCEEDINGS OF THE INSTITUTION OF MECHANICAL ENGINEERS PART H-JOURNAL OF ENGINEERING IN MEDICINE,JOURNAL OF ATHLETIC TRAINING,JOURNAL OF BONE AND JOINT SURGERY-AMERICAN VOLUME,JOURNAL OF SHOULDER AND ELBOW SURGERY,JOURNAL OF BIOMECHANICS,JOURNAL OF ORTHOPAEDIC SCIENCE,JOURNAL OF ELECTROMYOGRAPHY AND KINESIOLOGY,JOURNAL OF BIOMECHANICS,CLINICAL BIOMECHANICS,GAIT &amp; POSTURE,PHYSICAL THERAPY,JOURNAL OF REHABILITATION RESEARCH AND DEVELOPMENT,JOURNAL OF SHOULDER AND ELBOW SURGERY,JOURNAL OF BIOMECHANICAL ENGINEERING-TRANSACTIONS OF THE ASME,JOURNAL OF BIOMECHANICS,JOURNAL OF BIOMECHANICS,PHYSICAL THERAPY,CLINICAL ORTHOPAEDICS AND RELATED RESEARCH,JOURNAL OF ORTHOPAEDIC &amp; SPORTS PHYSICAL THERAPY,CLINICAL BIOMECHANICS,JOURNAL OF BIOMECHANICAL ENGINEERING-TRANSACTIONS OF THE ASME,ARCHIVES OF PHYSICAL MEDICINE AND REHABILITATION,CLINICAL BIOMECHANICS,JOURNAL OF ORTHOPAEDIC RESEARCH,JOURNAL OF BONE AND JOINT SURGERY-AMERICAN VOLUME,ACTA ORTHOPAEDICA SCANDINAVICA,JOURNAL OF BONE AND JOINT SURGERY-AMERICAN VOLUME</text:p>
          </table:table-cell>
        </table:table-row>
        <table:table-row table:style-name="ro1">
          <table:table-cell office:value-type="string" calcext:value-type="string">
            <text:p>307891348</text:p>
          </table:table-cell>
          <table:table-cell office:value-type="string" calcext:value-type="string">
            <text:p>Roren 2015</text:p>
          </table:table-cell>
          <table:table-cell office:value-type="string" calcext:value-type="string">
            <text:p>MANUAL THERAPY,FRONTIERS IN COMPUTATIONAL NEUROSCIENCE,JOURNAL OF BONE AND JOINT SURGERY-AMERICAN VOLUME,JOURNAL OF BIOMECHANICS,GAIT &amp; POSTURE,JOURNAL OF APPLIED BIOMECHANICS,JOURNAL OF APPLIED BIOMECHANICS,JOURNAL OF ORTHOPAEDIC &amp; SPORTS PHYSICAL THERAPY,NONLINEAR DYNAMICS,JOURNAL OF BONE AND JOINT SURGERY-BRITISH VOLUME,JOURNAL OF SHOULDER AND ELBOW SURGERY,COMPUTER METHODS IN BIOMECHANICS AND BIOMEDICAL ENGINEERING,COMPUTER METHODS IN BIOMECHANICS AND BIOMEDICAL ENGINEERING,AMERICAN JOURNAL OF PHYSICAL MEDICINE &amp; REHABILITATION,JOURNAL OF ORTHOPAEDIC &amp; SPORTS PHYSICAL THERAPY,JOURNAL OF BONE AND JOINT SURGERY-AMERICAN VOLUME,JOURNAL OF ORTHOPAEDIC &amp; SPORTS PHYSICAL THERAPY,GAIT &amp; POSTURE,JOURNAL OF SHOULDER AND ELBOW SURGERY,JOURNAL OF ORTHOPAEDIC &amp; SPORTS PHYSICAL THERAPY,JOURNAL OF BIOMECHANICS,JOURNAL OF BIOMECHANICS,JOURNAL OF ORTHOPAEDIC &amp; SPORTS PHYSICAL THERAPY,CLINICAL BIOMECHANICS,PHYSICAL THERAPY,CLINICAL BIOMECHANICS,CLINICAL BIOMECHANICS,JOURNAL OF BIOMECHANICS,AMERICAN JOURNAL OF SPORTS MEDICINE,JOURNAL OF ORTHOPAEDIC &amp; SPORTS PHYSICAL THERAPY,ARCHIVES OF PHYSICAL MEDICINE AND REHABILITATION,IEEE TRANSACTIONS ON ROBOTICS AND AUTOMATION,ARCHIVES OF ORTHOPAEDIC AND TRAUMA SURGERY,ANNALS OF THE RHEUMATIC DISEASES,JOURNAL OF SHOULDER AND ELBOW SURGERY,JOURNAL OF SHOULDER AND ELBOW SURGERY,JOURNAL OF BIOMECHANICAL ENGINEERING-TRANSACTIONS OF THE ASME,EXPERIMENTAL BRAIN RESEARCH,JOURNAL OF BIOMECHANICS,PHYSICAL THERAPY,JOURNAL OF BIOMECHANICS,ARCHIVES OF PHYSICAL MEDICINE AND REHABILITATION,CLINICAL BIOMECHANICS,JOURNAL OF ORTHOPAEDIC &amp; SPORTS PHYSICAL THERAPY,JOURNAL OF BONE AND JOINT SURGERY-AMERICAN VOLUME,JOURNAL OF ORTHOPAEDIC &amp; SPORTS PHYSICAL THERAPY,AMERICAN JOURNAL OF ROENTGENOLOGY,JOURNAL OF BIOMECHANICAL ENGINEERING-TRANSACTIONS OF THE ASME,JOURNAL OF BIOMECHANICS,CLINICAL ORTHOPAEDICS AND RELATED RESEARCH,JOURNAL OF ORTHOPAEDIC &amp; SPORTS PHYSICAL THERAPY,PROCEEDINGS OF THE INSTITUTION OF MECHANICAL ENGINEERS PART H-JOURNAL OF ENGINEERING IN MEDICINE,PHYSICAL THERAPY,INVESTIGATIVE RADIOLOGY,JOURNAL OF BIOMECHANICS</text:p>
          </table:table-cell>
        </table:table-row>
        <table:table-row table:style-name="ro1">
          <table:table-cell office:value-type="string" calcext:value-type="string">
            <text:p>307891351</text:p>
          </table:table-cell>
          <table:table-cell office:value-type="string" calcext:value-type="string">
            <text:p>Vanezis 2015</text:p>
          </table:table-cell>
          <table:table-cell office:value-type="string" calcext:value-type="string">
            <text:p>JOURNAL OF ELECTROMYOGRAPHY AND KINESIOLOGY,CLINICAL BIOMECHANICS,JOURNAL OF BIOMECHANICS,JOURNAL OF BIOMECHANICS,CLINICAL ORTHOPAEDICS AND RELATED RESEARCH,RESEARCH IN DEVELOPMENTAL DISABILITIES,CLINICAL BIOMECHANICS,JOURNAL OF BIOMECHANICS,GAIT &amp; POSTURE,GAIT &amp; POSTURE,GAIT &amp; POSTURE,DEVELOPMENTAL MEDICINE AND CHILD NEUROLOGY,GAIT &amp; POSTURE,GAIT &amp; POSTURE,GAIT &amp; POSTURE,CLINICAL BIOMECHANICS,GAIT &amp; POSTURE,ARCHIVES OF PHYSICAL MEDICINE AND REHABILITATION,DEVELOPMENTAL MEDICINE AND CHILD NEUROLOGY,JOURNAL OF BIOMECHANICS,JOURNAL OF PEDIATRIC ORTHOPAEDICS-PART B,CLINICAL BIOMECHANICS,GAIT &amp; POSTURE,PEDIATRIC RESEARCH,JOURNAL OF BIOMECHANICS,JOURNAL OF STRENGTH AND CONDITIONING RESEARCH,JOURNAL OF BIOMECHANICS,GAIT &amp; POSTURE,JOURNAL OF ORTHOPAEDIC RESEARCH</text:p>
          </table:table-cell>
        </table:table-row>
        <table:table-row table:style-name="ro1">
          <table:table-cell office:value-type="string" calcext:value-type="string">
            <text:p>307891357</text:p>
          </table:table-cell>
          <table:table-cell office:value-type="string" calcext:value-type="string">
            <text:p>van den Noort 2014</text:p>
          </table:table-cell>
          <table:table-cell office:value-type="string" calcext:value-type="string">
            <text:p>MEDICAL &amp; BIOLOGICAL ENGINEERING &amp; COMPUTING,JOURNAL OF ELECTROMYOGRAPHY AND KINESIOLOGY,JOURNAL OF BIOMECHANICS,JOURNAL OF SPORT REHABILITATION,JOURNAL OF THE AMERICAN ACADEMY OF ORTHOPAEDIC SURGEONS,GAIT &amp; POSTURE,JOURNAL OF BIOMECHANICS,SCANDINAVIAN JOURNAL OF MEDICINE &amp; SCIENCE IN SPORTS,JOURNAL OF BIOMECHANICS,BRITISH JOURNAL OF SPORTS MEDICINE,MEDICAL &amp; BIOLOGICAL ENGINEERING &amp; COMPUTING,ARTHROSCOPY-THE JOURNAL OF ARTHROSCOPIC AND RELATED SURGERY,GAIT &amp; POSTURE,GAIT &amp; POSTURE,JOURNAL OF ATHLETIC TRAINING,JOURNAL OF ATHLETIC TRAINING,JOURNAL OF BONE AND JOINT SURGERY-AMERICAN VOLUME,JOURNAL OF ORTHOPAEDIC &amp; SPORTS PHYSICAL THERAPY,GAIT &amp; POSTURE,MEDICAL &amp; BIOLOGICAL ENGINEERING &amp; COMPUTING,GAIT &amp; POSTURE,MEDICAL ENGINEERING &amp; PHYSICS,JOURNAL OF BIOMECHANICS,JOURNAL OF BIOMECHANICS,JOURNAL OF CLINICAL EPIDEMIOLOGY,PHYSICAL THERAPY,JOURNAL OF BIOMECHANICS,JOURNAL OF ORTHOPAEDIC &amp; SPORTS PHYSICAL THERAPY,2005 27TH ANNUAL INTERNATIONAL CONFERENCE OF THE IEEE ENGINEERING IN MEDICINE AND BIOLOGY SOCIETY, VOLS 1-7,ARTHROSCOPY-THE JOURNAL OF ARTHROSCOPIC AND RELATED SURGERY,JOURNAL OF SHOULDER AND ELBOW SURGERY,JOURNAL OF BIOMECHANICAL ENGINEERING-TRANSACTIONS OF THE ASME,PHYSICAL THERAPY,JOURNAL OF ORTHOPAEDIC &amp; SPORTS PHYSICAL THERAPY,CLINICAL BIOMECHANICS,CLINICAL BIOMECHANICS,CLINICAL ORTHOPAEDICS AND RELATED RESEARCH</text:p>
          </table:table-cell>
        </table:table-row>
        <table:table-row table:style-name="ro1">
          <table:table-cell office:value-type="string" calcext:value-type="string">
            <text:p>307891369</text:p>
          </table:table-cell>
          <table:table-cell office:value-type="string" calcext:value-type="string">
            <text:p>Haik 2014</text:p>
          </table:table-cell>
          <table:table-cell office:value-type="string" calcext:value-type="string">
            <text:p>JOURNAL OF APPLIED BIOMECHANICS,JOURNAL OF SHOULDER AND ELBOW SURGERY,JOURNAL OF ELECTROMYOGRAPHY AND KINESIOLOGY,JOURNAL OF SPORT REHABILITATION,ARCHIVES OF PHYSICAL MEDICINE AND REHABILITATION,ARCHIVES OF PHYSICAL MEDICINE AND REHABILITATION,MANUAL THERAPY,JOURNAL OF ORTHOPAEDIC &amp; SPORTS PHYSICAL THERAPY,BRITISH JOURNAL OF SPORTS MEDICINE,JOURNAL OF SHOULDER AND ELBOW SURGERY,JOURNAL OF SHOULDER AND ELBOW SURGERY,AMERICAN JOURNAL OF SPORTS MEDICINE,JOURNAL OF REHABILITATION MEDICINE,JOURNAL OF ORTHOPAEDIC &amp; SPORTS PHYSICAL THERAPY,JOURNAL OF ORTHOPAEDIC &amp; SPORTS PHYSICAL THERAPY,JOURNAL OF CLINICAL EPIDEMIOLOGY,PHYSICAL THERAPY,AMERICAN JOURNAL OF PHYSICAL MEDICINE &amp; REHABILITATION,JOURNAL OF BIOMECHANICS,JOURNAL OF ORTHOPAEDIC &amp; SPORTS PHYSICAL THERAPY,JOURNAL OF STRENGTH AND CONDITIONING RESEARCH,PHYSICAL THERAPY,JOURNAL OF ORTHOPAEDIC &amp; SPORTS PHYSICAL THERAPY,CLINICAL BIOMECHANICS,ANNALS OF INTERNAL MEDICINE,JOURNAL OF BIOMECHANICAL ENGINEERING-TRANSACTIONS OF THE ASME,QUALITY OF LIFE RESEARCH,PHYSICAL THERAPY,JOURNAL OF ORTHOPAEDIC &amp; SPORTS PHYSICAL THERAPY,JOURNAL OF ORTHOPAEDIC &amp; SPORTS PHYSICAL THERAPY,JOURNAL OF ORTHOPAEDIC &amp; SPORTS PHYSICAL THERAPY,AMERICAN JOURNAL OF SPORTS MEDICINE,AMERICAN JOURNAL OF SPORTS MEDICINE,PSYCHOLOGICAL BULLETIN,JOURNAL OF BONE AND JOINT SURGERY-AMERICAN VOLUME</text:p>
          </table:table-cell>
        </table:table-row>
        <table:table-row table:style-name="ro1">
          <table:table-cell office:value-type="string" calcext:value-type="string">
            <text:p>307891381</text:p>
          </table:table-cell>
          <table:table-cell office:value-type="string" calcext:value-type="string">
            <text:p>de Baets 2013</text:p>
          </table:table-cell>
          <table:table-cell office:value-type="string" calcext:value-type="string">
            <text:p>JOURNAL OF ELECTROMYOGRAPHY AND KINESIOLOGY,STROKE,JOURNAL OF NEUROLOGIC PHYSICAL THERAPY,GAIT &amp; POSTURE,JOURNAL OF MOTOR BEHAVIOR,ARCHIVES OF PHYSICAL MEDICINE AND REHABILITATION,GAIT &amp; POSTURE,ARCHIVES OF PHYSICAL MEDICINE AND REHABILITATION,JOURNAL OF REHABILITATION MEDICINE,PHYSICAL THERAPY,BMC MUSCULOSKELETAL DISORDERS,ARCHIVES OF PHYSICAL MEDICINE AND REHABILITATION,STROKE,JOURNAL OF BIOMECHANICS,JOURNAL OF ORTHOPAEDIC &amp; SPORTS PHYSICAL THERAPY,CLINICAL BIOMECHANICS,JOURNAL OF BIOMECHANICS,AMERICAN JOURNAL OF PHYSICAL MEDICINE &amp; REHABILITATION,JOURNAL OF STRENGTH AND CONDITIONING RESEARCH,GAIT &amp; POSTURE,STROKE,PHYSICAL THERAPY,CLINICAL BIOMECHANICS,MEDICAL CARE,JOURNAL OF ORTHOPAEDIC RESEARCH,BRITISH MEDICAL JOURNAL</text:p>
          </table:table-cell>
        </table:table-row>
        <table:table-row table:style-name="ro1">
          <table:table-cell office:value-type="string" calcext:value-type="string">
            <text:p>307891391</text:p>
          </table:table-cell>
          <table:table-cell office:value-type="string" calcext:value-type="string">
            <text:p>Roren 2013</text:p>
          </table:table-cell>
          <table:table-cell office:value-type="string" calcext:value-type="string">
            <text:p>JOURNAL OF ELECTROMYOGRAPHY AND KINESIOLOGY,JOURNAL OF BIOMECHANICS,JOURNAL OF BIOMECHANICS,PROCEEDINGS OF THE INSTITUTION OF MECHANICAL ENGINEERS PART H-JOURNAL OF ENGINEERING IN MEDICINE,COMPUTER METHODS IN BIOMECHANICS AND BIOMEDICAL ENGINEERING,JOURNAL OF SHOULDER AND ELBOW SURGERY,JOURNAL OF BONE AND JOINT SURGERY-AMERICAN VOLUME,GAIT &amp; POSTURE,JOURNAL OF BIOMECHANICS,MANUAL THERAPY,JOURNAL OF BIOMECHANICS,CLINICAL BIOMECHANICS,PHYSICAL THERAPY,GAIT &amp; POSTURE,ARCHIVES OF PHYSICAL MEDICINE AND REHABILITATION,ACTA NEUROLOGICA SCANDINAVICA,CLINICAL BIOMECHANICS,ANNALS OF THE RHEUMATIC DISEASES,ARCHIVES OF PHYSICAL MEDICINE AND REHABILITATION,JOURNAL OF BIOMECHANICAL ENGINEERING-TRANSACTIONS OF THE ASME,JOURNAL OF ORTHOPAEDIC &amp; SPORTS PHYSICAL THERAPY,QUALITY OF LIFE RESEARCH,JOURNAL OF BIOMECHANICS,RHEUMATOLOGY,PHYSICAL THERAPY,JOURNAL OF ORTHOPAEDIC &amp; SPORTS PHYSICAL THERAPY,CLINICAL BIOMECHANICS,CLINICAL BIOMECHANICS,PHYSICAL THERAPY,SPORTS MEDICINE,CLINICAL BIOMECHANICS,JOURNAL OF ORTHOPAEDIC &amp; SPORTS PHYSICAL THERAPY,CLINICAL BIOMECHANICS,CLINICAL BIOMECHANICS,PROCEEDINGS OF THE INSTITUTION OF MECHANICAL ENGINEERS PART H-JOURNAL OF ENGINEERING IN MEDICINE,JOURNAL OF ORTHOPAEDIC RESEARCH,LANCET,PSYCHOLOGICAL BULLETIN</text:p>
          </table:table-cell>
        </table:table-row>
        <table:table-row table:style-name="ro1">
          <table:table-cell office:value-type="string" calcext:value-type="string">
            <text:p>307891403</text:p>
          </table:table-cell>
          <table:table-cell office:value-type="string" calcext:value-type="string">
            <text:p>Chu 2012</text:p>
          </table:table-cell>
          <table:table-cell office:value-type="string" calcext:value-type="string">
            <text:p>JOURNAL OF APPLIED BIOMECHANICS,JOURNAL OF BIOMECHANICS,CLINICAL BIOMECHANICS,JOURNAL OF BIOMECHANICAL ENGINEERING-TRANSACTIONS OF THE ASME,PHYSICAL THERAPY,JOURNAL OF ORTHOPAEDIC &amp; SPORTS PHYSICAL THERAPY,JOURNAL OF BIOMECHANICS,AMERICAN JOURNAL OF SPORTS MEDICINE,ARCHIVES OF PHYSICAL MEDICINE AND REHABILITATION,CLINICAL BIOMECHANICS,CLINICAL BIOMECHANICS,JOURNAL OF SHOULDER AND ELBOW SURGERY,JOURNAL OF BIOMECHANICAL ENGINEERING-TRANSACTIONS OF THE ASME,JOURNAL OF BONE AND JOINT SURGERY-AMERICAN VOLUME,PHYSICAL THERAPY,CLINICAL BIOMECHANICS,JOURNAL OF ORTHOPAEDIC &amp; SPORTS PHYSICAL THERAPY,AMERICAN JOURNAL OF SPORTS MEDICINE,ARTHROSCOPY,CLINICAL BIOMECHANICS,JOURNAL OF BONE AND JOINT SURGERY-AMERICAN VOLUME</text:p>
          </table:table-cell>
        </table:table-row>
        <table:table-row table:style-name="ro1">
          <table:table-cell office:value-type="string" calcext:value-type="string">
            <text:p>307891414</text:p>
          </table:table-cell>
          <table:table-cell office:value-type="string" calcext:value-type="string">
            <text:p>Zhu 2012</text:p>
          </table:table-cell>
          <table:table-cell office:value-type="string" calcext:value-type="string">
            <text:p>AMERICAN JOURNAL OF SPORTS MEDICINE,JOURNAL OF BIOMECHANICS,JOURNAL OF BONE AND JOINT SURGERY-AMERICAN VOLUME,EURASIP JOURNAL ON ADVANCES IN SIGNAL PROCESSING,ACTA ORTHOPAEDICA,ACTA ORTHOPAEDICA,JOURNAL OF SHOULDER AND ELBOW SURGERY,JOURNAL OF ORTHOPAEDIC SCIENCE,SPINE,JOURNAL OF SHOULDER AND ELBOW SURGERY,CLINICAL BIOMECHANICS,AMERICAN JOURNAL OF SPORTS MEDICINE,JOURNAL OF BIOMECHANICS,JOURNAL OF BIOMECHANICS,JOURNAL OF BIOMECHANICS,JOURNAL OF BIOMECHANICS,CLINICAL BIOMECHANICS,JOURNAL OF ORTHOPAEDIC RESEARCH,OSTEOARTHRITIS AND CARTILAGE,JOURNAL OF BIOMECHANICAL ENGINEERING-TRANSACTIONS OF THE ASME,JOURNAL OF BIOMECHANICAL ENGINEERING-TRANSACTIONS OF THE ASME,CLINICAL ORTHOPAEDICS AND RELATED RESEARCH,AMERICAN JOURNAL OF SPORTS MEDICINE,CLINICAL BIOMECHANICS,JOURNAL OF BIOMECHANICAL ENGINEERING-TRANSACTIONS OF THE ASME,JOURNAL OF BIOMECHANICAL ENGINEERING-TRANSACTIONS OF THE ASME,CLINICAL BIOMECHANICS,AMERICAN JOURNAL OF SPORTS MEDICINE,IEEE TRANSACTIONS ON MEDICAL IMAGING,JOURNAL OF MAGNETIC RESONANCE IMAGING,JOURNAL OF SHOULDER AND ELBOW SURGERY,AMERICAN JOURNAL OF SPORTS MEDICINE,JOURNAL OF BIOMECHANICS,JOURNAL OF ORTHOPAEDIC &amp; SPORTS PHYSICAL THERAPY,SKELETAL RADIOLOGY,IEEE TRANSACTIONS ON BIOMEDICAL ENGINEERING</text:p>
          </table:table-cell>
        </table:table-row>
        <table:table-row table:style-name="ro1">
          <table:table-cell office:value-type="string" calcext:value-type="string">
            <text:p>307891419</text:p>
          </table:table-cell>
          <table:table-cell office:value-type="string" calcext:value-type="string">
            <text:p>Prinold 2011</text:p>
          </table:table-cell>
          <table:table-cell office:value-type="string" calcext:value-type="string">
            <text:p>JOURNAL OF BIOMECHANICS,JOURNAL OF BIOMECHANICS,BRITISH JOURNAL OF SPORTS MEDICINE,JOURNAL OF ORTHOPAEDIC &amp; SPORTS PHYSICAL THERAPY,GAIT &amp; POSTURE,JOURNAL OF REHABILITATION MEDICINE,JOURNAL OF APPLIED BIOMECHANICS,JOURNAL OF BIOMECHANICS,JOURNAL OF ORTHOPAEDIC SCIENCE,IEEE TRANSACTIONS ON BIOMEDICAL ENGINEERING,JOURNAL OF BIOMECHANICS,AMERICAN JOURNAL OF PHYSICAL MEDICINE &amp; REHABILITATION,JOURNAL OF BIOMECHANICAL ENGINEERING-TRANSACTIONS OF THE ASME,PHYSICAL THERAPY,JOURNAL OF ORTHOPAEDIC &amp; SPORTS PHYSICAL THERAPY,JOURNAL OF ORTHOPAEDIC &amp; SPORTS PHYSICAL THERAPY,CLINICAL BIOMECHANICS,CLINICAL BIOMECHANICS,CLINICAL ORTHOPAEDICS AND RELATED RESEARCH,CLINICAL BIOMECHANICS</text:p>
          </table:table-cell>
        </table:table-row>
        <table:table-row table:style-name="ro1">
          <table:table-cell office:value-type="string" calcext:value-type="string">
            <text:p>307891426</text:p>
          </table:table-cell>
          <table:table-cell office:value-type="string" calcext:value-type="string">
            <text:p>Jaspers 2011’’</text:p>
          </table:table-cell>
          <table:table-cell office:value-type="string" calcext:value-type="string">
            <text:p>JOURNAL OF BIOMECHANICS,DEVELOPMENTAL MEDICINE AND CHILD NEUROLOGY,GAIT &amp; POSTURE,GAIT &amp; POSTURE,GAIT &amp; POSTURE,PHYSICAL MEDICINE AND REHABILITATION CLINICS OF NORTH AMERICA,GAIT &amp; POSTURE,CLINICAL BIOMECHANICS,GAIT &amp; POSTURE,GAIT &amp; POSTURE,ARCHIVES OF PHYSICAL MEDICINE AND REHABILITATION,JOURNAL OF BONE AND JOINT SURGERY-AMERICAN VOLUME,GAIT &amp; POSTURE,CLINICAL BIOMECHANICS,JOURNAL OF BIOMECHANICS,JOURNAL OF STRENGTH AND CONDITIONING RESEARCH,GAIT &amp; POSTURE,DEVELOPMENTAL MEDICINE AND CHILD NEUROLOGY,JOURNAL OF BIOMECHANICS,JOURNAL OF BIOMECHANICS,JOURNAL OF ORTHOPAEDIC RESEARCH,JOURNAL OF BONE AND JOINT SURGERY-AMERICAN VOLUME</text:p>
          </table:table-cell>
        </table:table-row>
        <table:table-row table:style-name="ro1">
          <table:table-cell office:value-type="string" calcext:value-type="string">
            <text:p>307891431</text:p>
          </table:table-cell>
          <table:table-cell office:value-type="string" calcext:value-type="string">
            <text:p>Massimini 2011</text:p>
          </table:table-cell>
          <table:table-cell office:value-type="string" calcext:value-type="string">
            <text:p>JOURNAL OF BONE AND JOINT SURGERY-AMERICAN VOLUME,EURASIP JOURNAL ON ADVANCES IN SIGNAL PROCESSING,ACTA ORTHOPAEDICA,ACTA ORTHOPAEDICA,JOURNAL OF BIOMECHANICS,JOURNAL OF SHOULDER AND ELBOW SURGERY,JOURNAL OF BIOMECHANICS,JOURNAL OF ORTHOPAEDIC SCIENCE,SPINE,JOURNAL OF SHOULDER AND ELBOW SURGERY,CLINICAL BIOMECHANICS,AMERICAN JOURNAL OF SPORTS MEDICINE,JOURNAL OF BIOMECHANICS,JOURNAL OF BIOMECHANICS,JOURNAL OF BIOMECHANICS,JOURNAL OF BIOMECHANICS,KNEE SURGERY SPORTS TRAUMATOLOGY ARTHROSCOPY,CLINICAL BIOMECHANICS,JOURNAL OF BIOMECHANICS,OSTEOARTHRITIS AND CARTILAGE,JOURNAL OF BIOMECHANICAL ENGINEERING-TRANSACTIONS OF THE ASME,CLINICAL ORTHOPAEDICS AND RELATED RESEARCH,AMERICAN JOURNAL OF SPORTS MEDICINE,CLINICAL BIOMECHANICS,JOURNAL OF BIOMECHANICS,GAIT &amp; POSTURE,JOURNAL OF BIOMECHANICAL ENGINEERING-TRANSACTIONS OF THE ASME,JOURNAL OF BIOMECHANICAL ENGINEERING-TRANSACTIONS OF THE ASME,CLINICAL BIOMECHANICS,AMERICAN JOURNAL OF SPORTS MEDICINE,JOURNAL OF MAGNETIC RESONANCE IMAGING,JOURNAL OF SHOULDER AND ELBOW SURGERY,JOURNAL OF BIOMECHANICAL ENGINEERING-TRANSACTIONS OF THE ASME,AMERICAN JOURNAL OF SPORTS MEDICINE,JOURNAL OF BIOMECHANICS,JOURNAL OF BIOMECHANICS,CLINICAL ORTHOPAEDICS AND RELATED RESEARCH,MEDICAL PHYSICS,JOURNAL OF ORTHOPAEDIC &amp; SPORTS PHYSICAL THERAPY,JOURNAL OF BIOMECHANICS,SKELETAL RADIOLOGY,MEDICAL PHYSICS,ACTA ORTHOPAEDICA SCANDINAVICA</text:p>
          </table:table-cell>
        </table:table-row>
        <table:table-row table:style-name="ro1">
          <table:table-cell office:value-type="string" calcext:value-type="string">
            <text:p>307891480</text:p>
          </table:table-cell>
          <table:table-cell office:value-type="string" calcext:value-type="string">
            <text:p>Meyer 2008</text:p>
          </table:table-cell>
          <table:table-cell office:value-type="string" calcext:value-type="string">
            <text:p>JOURNAL OF APPLIED BIOMECHANICS,ORTHOPEDIC CLINICS OF NORTH AMERICA,AMERICAN JOURNAL OF SPORTS MEDICINE,JOURNAL OF APPLIED BIOMECHANICS,MEDICINE AND SCIENCE IN SPORTS AND EXERCISE,JOURNAL OF SHOULDER AND ELBOW SURGERY,JOURNAL OF BIOMECHANICAL ENGINEERING-TRANSACTIONS OF THE ASME,JOURNAL OF BIOMECHANICS,PHYSICAL THERAPY,ARTHROSCOPY-THE JOURNAL OF ARTHROSCOPIC AND RELATED SURGERY,AMERICAN JOURNAL OF SPORTS MEDICINE,JOURNAL OF ORTHOPAEDIC &amp; SPORTS PHYSICAL THERAPY,AMERICAN JOURNAL OF SPORTS MEDICINE,SPORTS MEDICINE,JOURNAL OF APPLIED BIOMECHANICS,JOURNAL OF APPLIED BIOMECHANICS,AMERICAN JOURNAL OF SPORTS MEDICINE,JOURNAL OF APPLIED BIOMECHANICS,JOURNAL OF ORTHOPAEDIC &amp; SPORTS PHYSICAL THERAPY,JOURNAL OF APPLIED BIOMECHANICS,JOURNAL OF BONE AND JOINT SURGERY-AMERICAN VOLUME</text:p>
          </table:table-cell>
        </table:table-row>
        <table:table-row table:style-name="ro1">
          <table:table-cell office:value-type="string" calcext:value-type="string">
            <text:p>307891485</text:p>
          </table:table-cell>
          <table:table-cell office:value-type="string" calcext:value-type="string">
            <text:p>Crosbie 2008</text:p>
          </table:table-cell>
          <table:table-cell office:value-type="string" calcext:value-type="string">
            <text:p>CLINICAL BIOMECHANICS,CLINICAL BIOMECHANICS,CLINICAL BIOMECHANICS,CLINICAL BIOMECHANICS,CLINICAL BIOMECHANICS,JOURNAL OF BIOMECHANICS,CLINICAL BIOMECHANICS,CLINICAL BIOMECHANICS,CLINICAL ORTHOPAEDICS AND RELATED RESEARCH,CLINICAL BIOMECHANICS,JOURNAL OF APPLIED BIOMECHANICS,ANNALS OF THE RHEUMATIC DISEASES,JOURNAL OF SHOULDER AND ELBOW SURGERY,JOURNAL OF BIOMECHANICS,CLINICAL BIOMECHANICS,CLINICAL BIOMECHANICS,CLINICAL BIOMECHANICS,JOURNAL OF ORTHOPAEDIC &amp; SPORTS PHYSICAL THERAPY,JOURNAL OF ORTHOPAEDIC &amp; SPORTS PHYSICAL THERAPY,CLINICAL BIOMECHANICS,CLINICAL BIOMECHANICS,CLINICAL BIOMECHANICS,CLINICAL BIOMECHANICS,CLINICAL BIOMECHANICS,AMERICAN JOURNAL OF PHYSICAL MEDICINE &amp; REHABILITATION,AMERICAN JOURNAL OF SPORTS MEDICINE,JOURNAL OF BONE AND JOINT SURGERY-AMERICAN VOLUME</text:p>
          </table:table-cell>
        </table:table-row>
        <table:table-row table:style-name="ro1">
          <table:table-cell office:value-type="string" calcext:value-type="string">
            <text:p>307891493</text:p>
          </table:table-cell>
          <table:table-cell office:value-type="string" calcext:value-type="string">
            <text:p>Bourne 2007</text:p>
          </table:table-cell>
          <table:table-cell office:value-type="string" calcext:value-type="string">
            <text:p>JOURNAL OF BIOMECHANICS,CLINICAL BIOMECHANICS,CLINICAL BIOMECHANICS,ARCHIVES OF PHYSICAL MEDICINE AND REHABILITATION,JOURNAL OF SHOULDER AND ELBOW SURGERY,JOURNAL OF BIOMECHANICS,JOURNAL OF ORTHOPAEDIC &amp; SPORTS PHYSICAL THERAPY,CLINICAL BIOMECHANICS,JOURNAL OF APPLIED BIOMECHANICS,CLINICAL BIOMECHANICS,JOURNAL OF ORTHOPAEDIC &amp; SPORTS PHYSICAL THERAPY,JOURNAL OF BIOMECHANICS,CLINICAL ORTHOPAEDICS AND RELATED RESEARCH,JOURNAL OF BIOMECHANICS</text:p>
          </table:table-cell>
        </table:table-row>
        <table:table-row table:style-name="ro1">
          <table:table-cell office:value-type="string" calcext:value-type="string">
            <text:p>307891495</text:p>
          </table:table-cell>
          <table:table-cell office:value-type="string" calcext:value-type="string">
            <text:p>Meskers 2007</text:p>
          </table:table-cell>
          <table:table-cell office:value-type="string" calcext:value-type="string">
            <text:p>JOURNAL OF BIOMECHANICS,ARCHIVES OF PHYSICAL MEDICINE AND REHABILITATION,JOURNAL OF SHOULDER AND ELBOW SURGERY,JOURNAL OF BIOMECHANICAL ENGINEERING-TRANSACTIONS OF THE ASME,PHYSICAL THERAPY,JOURNAL OF BIOMECHANICS,CLINICAL BIOMECHANICS,JOURNAL OF ORTHOPAEDIC &amp; SPORTS PHYSICAL THERAPY,JOURNAL OF BIOMECHANICS,CLINICAL BIOMECHANICS,STATISTICAL SCIENCE,CLINICAL BIOMECHANICS</text:p>
          </table:table-cell>
        </table:table-row>
        <table:table-row table:style-name="ro1">
          <table:table-cell office:value-type="string" calcext:value-type="string">
            <text:p>307891499</text:p>
          </table:table-cell>
          <table:table-cell office:value-type="string" calcext:value-type="string">
            <text:p>Bey 2006</text:p>
          </table:table-cell>
          <table:table-cell office:value-type="string" calcext:value-type="string">
            <text:p>JOURNAL OF BIOMECHANICS,JOURNAL OF ORTHOPAEDIC RESEARCH,AMERICAN JOURNAL OF SPORTS MEDICINE,JOURNAL OF BIOMECHANICAL ENGINEERING-TRANSACTIONS OF THE ASME,JOURNAL OF BONE AND JOINT SURGERY-AMERICAN VOLUME,JOURNAL OF ORTHOPAEDIC RESEARCH,ARCHIVES OF PHYSICAL MEDICINE AND REHABILITATION,JOURNAL OF BIOMECHANICAL ENGINEERING-TRANSACTIONS OF THE ASME,CLINICAL BIOMECHANICS,AMERICAN JOURNAL OF SPORTS MEDICINE,CLINICAL ORTHOPAEDICS AND RELATED RESEARCH,JOURNAL OF ORTHOPAEDIC &amp; SPORTS PHYSICAL THERAPY,INVESTIGATIVE RADIOLOGY,CLINICAL BIOMECHANICS,JOURNAL OF ORTHOPAEDIC RESEARCH,JOURNAL OF SPORTS SCIENCES,JOURNAL OF SHOULDER AND ELBOW SURGERY,IEEE TRANSACTIONS ON MEDICAL IMAGING,AMERICAN JOURNAL OF SPORTS MEDICINE,JOURNAL OF SHOULDER AND ELBOW SURGERY,JOURNAL OF BIOMECHANICAL ENGINEERING-TRANSACTIONS OF THE ASME,AMERICAN JOURNAL OF SPORTS MEDICINE,JOURNAL OF ORTHOPAEDIC RESEARCH,JOURNAL OF ORTHOPAEDIC &amp; SPORTS PHYSICAL THERAPY,JOURNAL OF SHOULDER AND ELBOW SURGERY,JOURNAL OF ORTHOPAEDIC &amp; SPORTS PHYSICAL THERAPY,CLINICAL BIOMECHANICS,JOURNAL OF BIOMECHANICS,JOURNAL OF BIOMECHANICS,JOURNAL OF SHOULDER AND ELBOW SURGERY,JOURNAL OF BIOMECHANICS,RADIOLOGY,SURGICAL AND RADIOLOGIC ANATOMY,JOURNAL OF BIOMECHANICS,CLINICAL BIOMECHANICS,SURGICAL AND RADIOLOGIC ANATOMY,JOURNAL OF SHOULDER AND ELBOW SURGERY,JOURNAL OF ORTHOPAEDIC &amp; SPORTS PHYSICAL THERAPY,SKELETAL RADIOLOGY,JOURNAL OF BIOMECHANICS,JOURNAL OF REHABILITATION RESEARCH AND DEVELOPMENT,AMERICAN JOURNAL OF SPORTS MEDICINE,JOURNAL OF SHOULDER AND ELBOW SURGERY,CANADIAN ASSOCIATION OF RADIOLOGISTS JOURNAL-JOURNAL DE L ASSOCIATION CANADIENNE DES RADIOLOGISTES,JOURNAL OF BIOMECHANICS,AMERICAN JOURNAL OF SPORTS MEDICINE,JOURNAL OF BIOMECHANICS,AMERICAN JOURNAL OF SPORTS MEDICINE,PERCEPTUAL AND MOTOR SKILLS,CLINICAL ORTHOPAEDICS AND RELATED RESEARCH,CLINICAL ORTHOPAEDICS AND RELATED RESEARCH,JOURNAL OF ORTHOPAEDIC &amp; SPORTS PHYSICAL THERAPY,CLINICAL ORTHOPAEDICS AND RELATED RESEARCH,CLINICAL ORTHOPAEDICS AND RELATED RESEARCH,JOURNAL OF BONE AND JOINT SURGERY-AMERICAN VOLUME,JOURNAL OF ORTHOPAEDIC RESEARCH,JOURNAL OF BONE AND JOINT SURGERY-AMERICAN VOLUME,CLINICAL ORTHOPAEDICS AND RELATED RESEARCH,JOURNAL OF BONE AND JOINT SURGERY-AMERICAN VOLUME</text:p>
          </table:table-cell>
        </table:table-row>
        <table:table-row table:style-name="ro1">
          <table:table-cell office:value-type="string" calcext:value-type="string">
            <text:p>307891503</text:p>
          </table:table-cell>
          <table:table-cell office:value-type="string" calcext:value-type="string">
            <text:p>Illyés 2006</text:p>
          </table:table-cell>
          <table:table-cell office:value-type="string" calcext:value-type="string">
            <text:p>CLINICAL BIOMECHANICS,CLINICAL BIOMECHANICS,CLINICAL BIOMECHANICS,CLINICAL BIOMECHANICS,JOURNAL OF BIOMECHANICS,CLINICAL BIOMECHANICS,JOURNAL OF BIOMECHANICS,JOURNAL OF BIOMECHANICS,JOURNAL OF BIOMECHANICS,CLINICAL BIOMECHANICS,JOURNAL OF BIOMECHANICS,CLINICAL BIOMECHANICS,JOURNAL OF BIOMECHANICAL ENGINEERING-TRANSACTIONS OF THE ASME,JOURNAL OF BIOMECHANICS,CLINICAL BIOMECHANICS,JOURNAL OF MEDICAL ENGINEERING &amp; TECHNOLOGY,CLINICAL ORTHOPAEDICS AND RELATED RESEARCH,JOURNAL OF BONE AND JOINT SURGERY-AMERICAN VOLUME</text:p>
          </table:table-cell>
        </table:table-row>
        <table:table-row table:style-name="ro1">
          <table:table-cell office:value-type="string" calcext:value-type="string">
            <text:p>307891511</text:p>
          </table:table-cell>
          <table:table-cell office:value-type="string" calcext:value-type="string">
            <text:p>Lin 2005’’</text:p>
          </table:table-cell>
          <table:table-cell office:value-type="string" calcext:value-type="string">
            <text:p>MEDICAL CARE,CLINICAL BIOMECHANICS,ARCHIVES OF PHYSICAL MEDICINE AND REHABILITATION,JOURNAL OF SHOULDER AND ELBOW SURGERY,JOURNAL OF BIOMECHANICAL ENGINEERING-TRANSACTIONS OF THE ASME,RHEUMATOLOGY,PHYSICAL THERAPY,JOURNAL OF ORTHOPAEDIC &amp; SPORTS PHYSICAL THERAPY,CLINICAL BIOMECHANICS,CLINICAL BIOMECHANICS,CLINICAL BIOMECHANICS,DISABILITY AND REHABILITATION,JOURNAL OF ORTHOPAEDIC &amp; SPORTS PHYSICAL THERAPY,JOURNAL OF ORTHOPAEDIC &amp; SPORTS PHYSICAL THERAPY,PAIN,AMERICAN JOURNAL OF OCCUPATIONAL THERAPY,ARCHIVES OF PHYSICAL MEDICINE AND REHABILITATION,JOURNAL OF ORTHOPAEDIC &amp; SPORTS PHYSICAL THERAPY,AMERICAN JOURNAL OF SPORTS MEDICINE,CLINICAL ORTHOPAEDICS AND RELATED RESEARCH,JOURNAL OF THE AMERICAN GERIATRICS SOCIETY,CLINICAL ORTHOPAEDICS AND RELATED RESEARCH,JOURNAL OF ORTHOPAEDIC RESEARCH,BRITISH MEDICAL JOURNAL,SCANDINAVIAN JOURNAL OF REHABILITATION MEDICINE</text:p>
          </table:table-cell>
        </table:table-row>
        <table:table-row table:style-name="ro1">
          <table:table-cell office:value-type="string" calcext:value-type="string">
            <text:p>307891512</text:p>
          </table:table-cell>
          <table:table-cell office:value-type="string" calcext:value-type="string">
            <text:p>Thigpen 2005</text:p>
          </table:table-cell>
          <table:table-cell office:value-type="string" calcext:value-type="string">
            <text:p>JOURNAL OF ORTHOPAEDIC RESEARCH,CLINICAL BIOMECHANICS,GAIT AND POSTURE,JOURNAL OF ORTHOPAEDIC RESEARCH,ARCHIVES OF PHYSICAL MEDICINE AND REHABILITATION,JOURNAL OF ORTHOPAEDIC AND SPORTS PHYSICAL THERAPY,CLINICAL BIOMECHANICS,J BONE JOINT SURG,STANDARDIZATION OF JOINT ROTATION,JOURNAL OF ORTHOPAEDIC RESEARCH,JOURNAL OF BIOMECHANICS,JOURNAL OF BIOMECHANICAL ENGINEERING,MEDICINE AND SCIENCE IN SPORTS AND EXERCISE,PHYSICAL THERAPY,JOURNAL OF ORTHOPAEDIC AND SPORTS PHYSICAL THERAPY,JOURNAL OF ORTHOPAEDIC AND SPORTS PHYSICAL THERAPY,JOURNAL OF SHOULDER AND ELBOW SURGERY,CLINICAL BIOMECHANICS,PROCEEDINGS OF THE FIRST CONFERENCE OF THE INTERNATIONAL SHOULDER GROUP,JOURNAL OF BIOMECHANICS,ARCHIVES OF PHYSICAL MEDICINE AND REHABILITATION,JOURNAL OF APPLIED BIOMECHANICS,JOURNAL OF ORTHOPAEDIC RESEARCH</text:p>
          </table:table-cell>
        </table:table-row>
      </table:table>
      <table:named-expressions/>
      <table:database-ranges>
        <table:database-range table:name="__Anonymous_Sheet_DB__0" table:target-range-address="Folha1.A1:Folha1.C62">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number:text>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number:text>
      <style:map style:condition="value()&gt;=0" style:apply-style-name="N109P0"/>
    </number:number-style>
    <number:number-style style:name="N111P0" style:volatile="true">
      <number:text>$</number:text>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number:text>
      <style:map style:condition="value()&gt;=0" style:apply-style-name="N111P0"/>
    </number:number-style>
    <number:number-style style:name="N112P0" style:volatile="true">
      <number:text>$</number:text>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number:text>
      <style:map style:condition="value()&gt;=0" style:apply-style-name="N112P0"/>
    </number:number-style>
    <number:number-style style:name="N113P0" style:volatile="true">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number-style style:name="N137P0" style:volatile="true">
      <number:text>$</number:text>
      <number:number number:decimal-places="0" loext:min-decimal-places="0" number:min-integer-digits="1" number:grouping="true"/>
      <number:text> </number:text>
    </number:number-style>
    <number:number-style style:name="N137">
      <number:text>($</number:text>
      <number:number number:decimal-places="0" loext:min-decimal-places="0" number:min-integer-digits="1" number:grouping="true"/>
      <number:text>)</number:text>
      <style:map style:condition="value()&gt;=0" style:apply-style-name="N137P0"/>
    </number:number-style>
    <number:number-style style:name="N138P0" style:volatile="true">
      <number:text>$</number:text>
      <number:number number:decimal-places="0" loext:min-decimal-places="0" number:min-integer-digits="1" number:grouping="true"/>
      <number:text> </number:text>
    </number:number-style>
    <number:number-style style:name="N138">
      <style:text-properties fo:color="#ff0000"/>
      <number:text>($</number:text>
      <number:number number:decimal-places="0" loext:min-decimal-places="0" number:min-integer-digits="1" number:grouping="true"/>
      <number:text>)</number:text>
      <style:map style:condition="value()&gt;=0" style:apply-style-name="N138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 </loext:text>
      <loext:fill-character> </loext:fill-character>
      <number:text>(</number:text>
      <number:number number:decimal-places="0" loext:min-decimal-places="0" number:min-integer-digits="1" number:grouping="true"/>
      <number:text>)</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loext:text> $</loext:text>
      <loext:fill-character> </loext:fill-character>
      <number:number number:decimal-places="2" loext:min-decimal-places="2" number:min-integer-digits="1" number:grouping="true"/>
      <number:text> </number:text>
    </number:number-style>
    <number:number-style style:name="N144P1" style:volatile="true">
      <loext:text> $</loext:text>
      <loext:fill-character> </loext:fill-character>
      <number:text>(</number:text>
      <number:number number:decimal-places="2" loext:min-decimal-places="2" number:min-integer-digits="1" number:grouping="true"/>
      <number:text>)</number:text>
    </number:number-style>
    <number:number-style style:name="N144P2" style:volatile="true">
      <loext:text> $</loext:text>
      <loext:fill-character> </loext:fill-character>
      <number:text>-</number:text>
      <number:number number:decimal-places="0" loext: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2">00/00/0000</text:date>, <text:time style:data-style-name="N2" text:time-value="19:14:56.64046949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Beraldo</meta:initial-creator>
    <meta:creation-date>2022-06-22T10:59:15.929118533</meta:creation-date>
    <meta:generator>LibreOffice/6.4.7.2$Linux_X86_64 LibreOffice_project/40$Build-2</meta:generator>
    <dc:date>2022-06-22T19:39:11.430862118</dc:date>
    <dc:creator>Lucas Beraldo</dc:creator>
    <meta:editing-duration>PT48M32S</meta:editing-duration>
    <meta:editing-cycles>57</meta:editing-cycles>
    <meta:document-statistic meta:table-count="1" meta:cell-count="186" meta:object-count="0"/>
  </office:meta>
</office:document-meta>
</file>